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Georgia" svg:font-family="Georgia, serif"/>
    <style:font-face style:name="Simsun" svg:font-family="Simsun"/>
    <style:font-face style:name="Tahoma1" svg:font-family="Tahoma"/>
    <style:font-face style:name="Verdana" svg:font-family="Verdana, 'Courier New', Courier, mono"/>
    <style:font-face style:name="apple-system" svg:font-family="apple-system, BlinkMacSystemFont, 'Segoe UI', Helvetica, Arial, sans-serif, 'Apple Color Emoji', 'Segoe UI Emoji', 'Segoe UI Symbol'"/>
    <style:font-face style:name="verdana" svg:font-family="verdana, geneva"/>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loext:contextual-spacing="false" style:line-height-at-least="0.556cm" fo:text-align="start" style:justify-single-word="false" fo:widows="1"/>
      <style:text-properties fo:font-variant="normal" fo:text-transform="none" fo:color="#333333" fo:letter-spacing="normal" style:font-name-asian="verdana" style:font-size-asian="10.5pt" style:font-style-asian="normal" style:font-weight-asian="normal"/>
    </style:style>
    <style:style style:name="P2" style:family="paragraph" style:parent-style-name="Text_20_body">
      <style:paragraph-properties fo:margin-top="0cm" fo:margin-bottom="0cm" loext:contextual-spacing="false" style:line-height-at-least="0.556cm" fo:text-align="start" style:justify-single-word="false" fo:widows="1"/>
      <style:text-properties fo:font-variant="normal" fo:text-transform="none" fo:color="#111111" style:text-line-through-style="none" style:text-line-through-type="none" fo:letter-spacing="normal" style:text-underline-style="none" officeooo:paragraph-rsid="002f3b13" style:text-blinking="false"/>
    </style:style>
    <style:style style:name="P3" style:family="paragraph" style:parent-style-name="Text_20_body">
      <style:paragraph-properties fo:margin-top="0cm" fo:margin-bottom="0cm" loext:contextual-spacing="false" style:line-height-at-least="0.556cm" fo:text-align="start" style:justify-single-word="false" fo:widows="1"/>
      <style:text-properties officeooo:paragraph-rsid="0036e137"/>
    </style:style>
    <style:style style:name="P4" style:family="paragraph" style:parent-style-name="Standard">
      <style:paragraph-properties fo:margin-top="0cm" fo:margin-bottom="0cm" loext:contextual-spacing="false" style:line-height-at-least="0.556cm" fo:text-align="start" style:justify-single-word="false" fo:widows="1"/>
    </style:style>
    <style:style style:name="P5" style:family="paragraph" style:parent-style-name="Standard">
      <style:paragraph-properties fo:margin-top="0cm" fo:margin-bottom="0cm" loext:contextual-spacing="false" style:line-height-at-least="0.556cm" fo:text-align="start" style:justify-single-word="false" fo:widows="1"/>
      <style:text-properties officeooo:paragraph-rsid="001b2eb6"/>
    </style:style>
    <style:style style:name="P6" style:family="paragraph" style:parent-style-name="Standard">
      <style:paragraph-properties fo:margin-top="0cm" fo:margin-bottom="0cm" loext:contextual-spacing="false" style:line-height-at-least="0.556cm" fo:text-align="start" style:justify-single-word="false" fo:widows="1"/>
      <style:text-properties officeooo:paragraph-rsid="0025b97b"/>
    </style:style>
    <style:style style:name="P7" style:family="paragraph" style:parent-style-name="Standard">
      <style:paragraph-properties fo:margin-top="0cm" fo:margin-bottom="0cm" loext:contextual-spacing="false" style:line-height-at-least="0.556cm" fo:text-align="start" style:justify-single-word="false" fo:widows="1"/>
      <style:text-properties officeooo:paragraph-rsid="002a6e58"/>
    </style:style>
    <style:style style:name="P8" style:family="paragraph" style:parent-style-name="Standard">
      <style:paragraph-properties fo:margin-top="0cm" fo:margin-bottom="0cm" loext:contextual-spacing="false" style:line-height-at-least="0.556cm" fo:text-align="start" style:justify-single-word="false" fo:widows="1"/>
      <style:text-properties officeooo:paragraph-rsid="002e1962"/>
    </style:style>
    <style:style style:name="P9" style:family="paragraph" style:parent-style-name="Standard">
      <style:paragraph-properties fo:margin-top="0cm" fo:margin-bottom="0cm" loext:contextual-spacing="false" style:line-height-at-least="0.556cm" fo:text-align="start" style:justify-single-word="false" fo:widows="1"/>
      <style:text-properties officeooo:paragraph-rsid="002f3b13"/>
    </style:style>
    <style:style style:name="P10" style:family="paragraph" style:parent-style-name="Standard">
      <style:paragraph-properties fo:margin-top="0cm" fo:margin-bottom="0cm" loext:contextual-spacing="false" style:line-height-at-least="0.556cm" fo:text-align="start" style:justify-single-word="false" fo:widows="1"/>
      <style:text-properties officeooo:paragraph-rsid="00309707"/>
    </style:style>
    <style:style style:name="P11" style:family="paragraph" style:parent-style-name="Standard">
      <style:paragraph-properties fo:margin-top="0cm" fo:margin-bottom="0cm" loext:contextual-spacing="false" style:line-height-at-least="0.556cm" fo:text-align="start" style:justify-single-word="false" fo:widows="1"/>
      <style:text-properties officeooo:paragraph-rsid="0031ff4f"/>
    </style:style>
    <style:style style:name="P12" style:family="paragraph" style:parent-style-name="Standard">
      <style:paragraph-properties fo:margin-top="0cm" fo:margin-bottom="0cm" loext:contextual-spacing="false" style:line-height-at-least="0.556cm" fo:text-align="start" style:justify-single-word="false" fo:widows="1"/>
      <style:text-properties officeooo:paragraph-rsid="00337cb6"/>
    </style:style>
    <style:style style:name="P13" style:family="paragraph" style:parent-style-name="Standard">
      <style:paragraph-properties fo:margin-top="0cm" fo:margin-bottom="0cm" loext:contextual-spacing="false" style:line-height-at-least="0.556cm" fo:text-align="start" style:justify-single-word="false" fo:widows="1"/>
      <style:text-properties officeooo:paragraph-rsid="003598aa"/>
    </style:style>
    <style:style style:name="P14" style:family="paragraph" style:parent-style-name="Standard">
      <style:paragraph-properties fo:margin-top="0cm" fo:margin-bottom="0cm" loext:contextual-spacing="false" style:line-height-at-least="0.556cm" fo:text-align="start" style:justify-single-word="false" fo:widows="1"/>
      <style:text-properties officeooo:paragraph-rsid="00378bf0"/>
    </style:style>
    <style:style style:name="P15" style:family="paragraph" style:parent-style-name="Standard">
      <style:paragraph-properties fo:margin-top="0cm" fo:margin-bottom="0cm" loext:contextual-spacing="false" style:line-height-at-least="0.556cm" fo:text-align="start" style:justify-single-word="false" fo:widows="1"/>
      <style:text-properties officeooo:paragraph-rsid="003c898e"/>
    </style:style>
    <style:style style:name="P16" style:family="paragraph" style:parent-style-name="Standard">
      <style:paragraph-properties fo:margin-top="0cm" fo:margin-bottom="0cm" loext:contextual-spacing="false" style:line-height-at-least="0.556cm" fo:text-align="start" style:justify-single-word="false" fo:widows="1"/>
      <style:text-properties officeooo:paragraph-rsid="003d1505"/>
    </style:style>
    <style:style style:name="P17" style:family="paragraph" style:parent-style-name="Standard">
      <style:paragraph-properties fo:margin-top="0cm" fo:margin-bottom="0cm" loext:contextual-spacing="false" style:line-height-at-least="0.556cm" fo:text-align="start" style:justify-single-word="false" fo:widows="1"/>
      <style:text-properties officeooo:paragraph-rsid="003e491c"/>
    </style:style>
    <style:style style:name="P18" style:family="paragraph" style:parent-style-name="Standard">
      <style:paragraph-properties fo:margin-top="0cm" fo:margin-bottom="0cm" loext:contextual-spacing="false" style:line-height-at-least="0.556cm" fo:text-align="start" style:justify-single-word="false" fo:widows="1"/>
      <style:text-properties officeooo:paragraph-rsid="003f7001"/>
    </style:style>
    <style:style style:name="P19" style:family="paragraph" style:parent-style-name="Standard">
      <style:paragraph-properties fo:margin-top="0cm" fo:margin-bottom="0cm" loext:contextual-spacing="false" style:line-height-at-least="0.556cm" fo:text-align="start" style:justify-single-word="false" fo:widows="1"/>
      <style:text-properties officeooo:paragraph-rsid="00408826"/>
    </style:style>
    <style:style style:name="P20" style:family="paragraph" style:parent-style-name="Standard">
      <style:paragraph-properties fo:margin-top="0cm" fo:margin-bottom="0cm" loext:contextual-spacing="false" style:line-height-at-least="0.556cm" fo:text-align="start" style:justify-single-word="false" fo:widows="1"/>
      <style:text-properties officeooo:paragraph-rsid="0043289d"/>
    </style:style>
    <style:style style:name="P21" style:family="paragraph" style:parent-style-name="Standard">
      <style:paragraph-properties fo:margin-top="0cm" fo:margin-bottom="0cm" loext:contextual-spacing="false" style:line-height-at-least="0.556cm" fo:text-align="start" style:justify-single-word="false" fo:widows="1"/>
      <style:text-properties officeooo:paragraph-rsid="0045ab18"/>
    </style:style>
    <style:style style:name="P22" style:family="paragraph" style:parent-style-name="Standard">
      <style:paragraph-properties fo:margin-top="0cm" fo:margin-bottom="0cm" loext:contextual-spacing="false" style:line-height-at-least="0.556cm" fo:text-align="start" style:justify-single-word="false" fo:widows="1"/>
      <style:text-properties officeooo:paragraph-rsid="00476ab2"/>
    </style:style>
    <style:style style:name="P23" style:family="paragraph" style:parent-style-name="Standard">
      <style:paragraph-properties fo:margin-top="0cm" fo:margin-bottom="0cm" loext:contextual-spacing="false" style:line-height-at-least="0.556cm" fo:text-align="start" style:justify-single-word="false" fo:widows="1"/>
      <style:text-properties officeooo:paragraph-rsid="004a56c4"/>
    </style:style>
    <style:style style:name="P24" style:family="paragraph" style:parent-style-name="Standard">
      <style:paragraph-properties fo:margin-top="0cm" fo:margin-bottom="0cm" loext:contextual-spacing="false" style:line-height-at-least="0.556cm" fo:text-align="start" style:justify-single-word="false" fo:widows="1"/>
      <style:text-properties officeooo:paragraph-rsid="004dfa3a"/>
    </style:style>
    <style:style style:name="P25" style:family="paragraph" style:parent-style-name="Standard">
      <style:paragraph-properties fo:margin-top="0cm" fo:margin-bottom="0cm" loext:contextual-spacing="false" style:line-height-at-least="0.556cm" fo:text-align="start" style:justify-single-word="false" fo:widows="1"/>
      <style:text-properties officeooo:paragraph-rsid="004f5847"/>
    </style:style>
    <style:style style:name="P26" style:family="paragraph" style:parent-style-name="Standard">
      <style:paragraph-properties fo:margin-top="0cm" fo:margin-bottom="0cm" loext:contextual-spacing="false" style:line-height-at-least="0.556cm" fo:text-align="start" style:justify-single-word="false" fo:widows="1"/>
      <style:text-properties officeooo:rsid="001b2eb6" officeooo:paragraph-rsid="001b2eb6"/>
    </style:style>
    <style:style style:name="P27" style:family="paragraph" style:parent-style-name="Standard">
      <style:paragraph-properties fo:margin-top="0cm" fo:margin-bottom="0cm" loext:contextual-spacing="false" style:line-height-at-least="0.556cm" fo:text-align="start" style:justify-single-word="false" fo:widows="1"/>
      <style:text-properties officeooo:rsid="001b2eb6" officeooo:paragraph-rsid="001b2eb6" style:language-asian="zh" style:country-asian="CN"/>
    </style:style>
    <style:style style:name="P28" style:family="paragraph" style:parent-style-name="Standard">
      <style:paragraph-properties fo:margin-top="0cm" fo:margin-bottom="0cm" loext:contextual-spacing="false" style:line-height-at-least="0.556cm" fo:text-align="start" style:justify-single-word="false" fo:widows="1"/>
      <style:text-properties fo:font-size="10.5pt" style:font-size-asian="10.5pt" style:font-size-complex="10.5pt"/>
    </style:style>
    <style:style style:name="P29" style:family="paragraph" style:parent-style-name="Standard">
      <style:paragraph-properties fo:margin-top="0cm" fo:margin-bottom="0cm" loext:contextual-spacing="false" style:line-height-at-least="0.556cm" fo:text-align="start" style:justify-single-word="false" fo:widows="1"/>
      <style:text-properties officeooo:rsid="00233214" officeooo:paragraph-rsid="00233214"/>
    </style:style>
    <style:style style:name="P30" style:family="paragraph" style:parent-style-name="Standard">
      <style:paragraph-properties fo:margin-top="0cm" fo:margin-bottom="0cm" loext:contextual-spacing="false" style:line-height-at-least="0.556cm" fo:text-align="start" style:justify-single-word="false" fo:widows="1"/>
      <style:text-properties officeooo:rsid="00258c83" officeooo:paragraph-rsid="00258c83"/>
    </style:style>
    <style:style style:name="P31" style:family="paragraph" style:parent-style-name="Standard">
      <style:paragraph-properties fo:margin-top="0cm" fo:margin-bottom="0cm" loext:contextual-spacing="false" style:line-height-at-least="0.556cm" fo:text-align="start" style:justify-single-word="false" fo:widows="1"/>
      <style:text-properties fo:font-weight="bold" officeooo:rsid="0028a682" officeooo:paragraph-rsid="0028a682" style:language-asian="zh" style:country-asian="CN" style:font-weight-asian="bold" style:font-weight-complex="bold"/>
    </style:style>
    <style:style style:name="P32" style:family="paragraph" style:parent-style-name="Standard">
      <style:paragraph-properties fo:margin-top="0cm" fo:margin-bottom="0cm" loext:contextual-spacing="false" style:line-height-at-least="0.556cm" fo:text-align="start" style:justify-single-word="false" fo:widows="1"/>
      <style:text-properties fo:font-weight="bold" officeooo:rsid="003b7581" officeooo:paragraph-rsid="003b7581" style:language-asian="zh" style:country-asian="CN" style:font-weight-asian="bold" style:font-weight-complex="bold"/>
    </style:style>
    <style:style style:name="P33" style:family="paragraph" style:parent-style-name="Standard">
      <style:paragraph-properties fo:margin-top="0cm" fo:margin-bottom="0cm" loext:contextual-spacing="false" style:line-height-at-least="0.556cm" fo:text-align="start" style:justify-single-word="false" fo:widows="1"/>
      <style:text-properties fo:font-weight="bold" officeooo:rsid="003c180c" officeooo:paragraph-rsid="003c180c" style:language-asian="zh" style:country-asian="CN" style:font-weight-asian="bold" style:font-weight-complex="bold"/>
    </style:style>
    <style:style style:name="P34" style:family="paragraph" style:parent-style-name="Standard">
      <style:paragraph-properties fo:margin-top="0cm" fo:margin-bottom="0cm" loext:contextual-spacing="false" style:line-height-at-least="0.556cm" fo:text-align="start" style:justify-single-word="false" fo:widows="1"/>
      <style:text-properties fo:font-weight="normal" officeooo:rsid="003c180c" officeooo:paragraph-rsid="003c180c" style:language-asian="zh" style:country-asian="CN" style:font-weight-asian="normal" style:font-weight-complex="normal"/>
    </style:style>
    <style:style style:name="P35" style:family="paragraph" style:parent-style-name="Standard">
      <style:paragraph-properties fo:margin-left="0cm" fo:margin-right="0cm" fo:margin-top="0cm" fo:margin-bottom="0cm" loext:contextual-spacing="false" style:line-height-at-least="0.556cm" fo:text-align="start" style:justify-single-word="false" fo:widows="1" fo:text-indent="0cm" style:auto-text-indent="false"/>
    </style:style>
    <style:style style:name="P36" style:family="paragraph" style:parent-style-name="Standard">
      <style:paragraph-properties fo:margin-left="0cm" fo:margin-right="0cm" fo:margin-top="0cm" fo:margin-bottom="0cm" loext:contextual-spacing="false" style:line-height-at-least="0.556cm" fo:text-align="start" style:justify-single-word="false" fo:widows="1" fo:text-indent="0cm" style:auto-text-indent="false"/>
      <style:text-properties officeooo:paragraph-rsid="0017c150"/>
    </style:style>
    <style:style style:name="P37" style:family="paragraph" style:parent-style-name="Standard">
      <style:paragraph-properties fo:margin-left="0cm" fo:margin-right="0cm" fo:margin-top="0cm" fo:margin-bottom="0cm" loext:contextual-spacing="false" style:line-height-at-least="0.556cm" fo:text-align="start" style:justify-single-word="false" fo:widows="1" fo:text-indent="0cm" style:auto-text-indent="false"/>
      <style:text-properties officeooo:paragraph-rsid="001803bd"/>
    </style:style>
    <style:style style:name="P38" style:family="paragraph" style:parent-style-name="Standard">
      <style:paragraph-properties fo:margin-left="0cm" fo:margin-right="0cm" fo:margin-top="0cm" fo:margin-bottom="0cm" loext:contextual-spacing="false" style:line-height-at-least="0.556cm" fo:text-align="center" style:justify-single-word="false" fo:widows="1" fo:text-indent="0cm" style:auto-text-indent="false"/>
      <style:text-properties officeooo:paragraph-rsid="0017c150"/>
    </style:style>
    <style:style style:name="P39" style:family="paragraph" style:parent-style-name="Standard">
      <style:paragraph-properties fo:margin-left="0cm" fo:margin-right="0cm" fo:margin-top="0cm" fo:margin-bottom="0cm" loext:contextual-spacing="false" fo:text-align="start" style:justify-single-word="false" fo:widows="1" fo:text-indent="0cm" style:auto-text-indent="false"/>
    </style:style>
    <style:style style:name="P40" style:family="paragraph" style:parent-style-name="Text_20_body">
      <style:paragraph-properties fo:margin-left="0cm" fo:margin-right="0cm" fo:margin-top="0cm" fo:margin-bottom="0cm" loext:contextual-spacing="false" style:line-height-at-least="0.741cm" fo:text-align="start" style:justify-single-word="false" fo:widows="1" fo:text-indent="0cm" style:auto-text-indent="false" fo:padding="0cm" fo:border="none"/>
      <style:text-properties fo:font-variant="normal" fo:text-transform="none" fo:color="#111111" style:text-line-through-style="none" style:text-line-through-type="none" fo:letter-spacing="normal" style:text-underline-style="none" style:text-blinking="false"/>
    </style:style>
    <style:style style:name="P41" style:family="paragraph" style:parent-style-name="Text_20_body">
      <style:paragraph-properties fo:margin-left="0cm" fo:margin-right="0cm" style:line-height-at-least="0.529cm" fo:widows="1" fo:text-indent="0cm" style:auto-text-indent="false"/>
      <style:text-properties fo:font-variant="normal" fo:text-transform="none" fo:color="#000000" fo:letter-spacing="normal"/>
    </style:style>
    <style:style style:name="P42" style:family="paragraph" style:parent-style-name="Text_20_body">
      <style:paragraph-properties fo:margin-left="0.265cm" fo:margin-right="0.265cm" fo:margin-top="0.265cm" fo:margin-bottom="0.265cm" loext:contextual-spacing="false" style:line-height-at-least="0.741cm" fo:widows="1" fo:text-indent="0cm" style:auto-text-indent="false" fo:padding="0cm" fo:border="none"/>
      <style:text-properties fo:font-variant="normal" fo:text-transform="none" fo:color="#333333" fo:letter-spacing="normal" officeooo:paragraph-rsid="002377ba"/>
    </style:style>
    <style:style style:name="P43" style:family="paragraph" style:parent-style-name="Text_20_body">
      <style:paragraph-properties fo:margin-left="0.265cm" fo:margin-right="0.265cm" fo:margin-top="0.265cm" fo:margin-bottom="0.265cm" loext:contextual-spacing="false" style:line-height-at-least="0.741cm" fo:widows="1" fo:text-indent="0cm" style:auto-text-indent="false" fo:padding="0cm" fo:border="none"/>
    </style:style>
    <style:style style:name="P44" style:family="paragraph" style:parent-style-name="Text_20_body" style:list-style-name="L6">
      <style:paragraph-properties fo:margin-top="0cm" fo:margin-bottom="0cm" loext:contextual-spacing="false" style:line-height-at-least="0.556cm" fo:text-align="start" style:justify-single-word="false" fo:widows="1"/>
      <style:text-properties officeooo:paragraph-rsid="0036e137"/>
    </style:style>
    <style:style style:name="P45" style:family="paragraph" style:parent-style-name="Text_20_body" style:list-style-name="L8">
      <style:paragraph-properties fo:margin-top="0cm" fo:margin-bottom="0cm" loext:contextual-spacing="false" style:line-height-at-least="0.556cm" fo:text-align="start" style:justify-single-word="false" fo:widows="1"/>
      <style:text-properties officeooo:paragraph-rsid="00536406"/>
    </style:style>
    <style:style style:name="P46" style:family="paragraph" style:parent-style-name="Standard" style:list-style-name="L1">
      <style:paragraph-properties fo:margin-top="0cm" fo:margin-bottom="0cm" loext:contextual-spacing="false" style:line-height-at-least="0.556cm" fo:text-align="start" style:justify-single-word="false" fo:widows="1"/>
      <style:text-properties officeooo:paragraph-rsid="001803bd"/>
    </style:style>
    <style:style style:name="P47" style:family="paragraph" style:parent-style-name="Standard" style:list-style-name="L2">
      <style:paragraph-properties fo:margin-top="0cm" fo:margin-bottom="0cm" loext:contextual-spacing="false" style:line-height-at-least="0.556cm" fo:text-align="start" style:justify-single-word="false" fo:widows="1"/>
    </style:style>
    <style:style style:name="P48" style:family="paragraph" style:parent-style-name="Standard" style:list-style-name="L3">
      <style:paragraph-properties fo:margin-top="0cm" fo:margin-bottom="0cm" loext:contextual-spacing="false" style:line-height-at-least="0.556cm" fo:text-align="start" style:justify-single-word="false" fo:widows="1"/>
      <style:text-properties officeooo:paragraph-rsid="00408826"/>
    </style:style>
    <style:style style:name="P49" style:family="paragraph" style:parent-style-name="Standard" style:list-style-name="L4">
      <style:paragraph-properties fo:margin-top="0cm" fo:margin-bottom="0cm" loext:contextual-spacing="false" style:line-height-at-least="0.556cm" fo:text-align="start" style:justify-single-word="false" fo:widows="1"/>
      <style:text-properties officeooo:paragraph-rsid="004dfa3a"/>
    </style:style>
    <style:style style:name="P50" style:family="paragraph" style:parent-style-name="Standard" style:list-style-name="L5">
      <style:paragraph-properties fo:margin-top="0cm" fo:margin-bottom="0cm" loext:contextual-spacing="false" style:line-height-at-least="0.556cm" fo:text-align="start" style:justify-single-word="false" fo:widows="1"/>
      <style:text-properties officeooo:paragraph-rsid="0045ab18"/>
    </style:style>
    <style:style style:name="P51" style:family="paragraph" style:parent-style-name="Standard">
      <style:paragraph-properties fo:margin-top="0cm" fo:margin-bottom="0cm" loext:contextual-spacing="false" style:line-height-at-least="0.556cm" fo:text-align="start" style:justify-single-word="false" fo:widows="1"/>
      <style:text-properties officeooo:paragraph-rsid="004f5847"/>
    </style:style>
    <style:style style:name="T1" style:family="text">
      <style:text-properties fo:font-variant="normal" fo:text-transform="none" fo:color="#000000" style:font-name="Consolas" fo:font-size="9pt" fo:letter-spacing="normal" fo:font-style="normal" fo:font-weight="normal" loext:padding="0cm" loext:border="none"/>
    </style:style>
    <style:style style:name="T2" style:family="text">
      <style:text-properties fo:font-variant="normal" fo:text-transform="none" fo:color="#000000" style:font-name="Consolas" fo:font-size="9pt" fo:letter-spacing="normal" fo:font-style="normal" fo:font-weight="normal" officeooo:rsid="001803bd" style:font-size-asian="10.5pt" style:language-asian="zh" style:country-asian="CN" style:font-style-asian="normal" loext:padding="0cm" loext:border="none"/>
    </style:style>
    <style:style style:name="T3" style:family="text">
      <style:text-properties fo:font-variant="normal" fo:text-transform="none" fo:color="#000000" style:font-name="Consolas" fo:font-size="9pt" fo:letter-spacing="normal" fo:font-style="normal" fo:font-weight="normal" style:font-size-asian="10.5pt" style:font-size-complex="10.5pt" loext:padding="0cm" loext:border="none"/>
    </style:style>
    <style:style style:name="T4" style:family="text">
      <style:text-properties fo:font-variant="normal" fo:text-transform="none" fo:color="#000000" style:font-name="Consolas" fo:font-size="10.5pt" fo:letter-spacing="normal" fo:font-style="normal" fo:font-weight="normal" style:font-size-asian="10.5pt" style:font-size-complex="10.5pt" loext:padding="0cm" loext:border="none"/>
    </style:style>
    <style:style style:name="T5" style:family="text">
      <style:text-properties fo:font-variant="normal" fo:text-transform="none" fo:color="#000000" style:font-name="Consolas" fo:font-size="10.5pt" fo:letter-spacing="normal" fo:font-style="normal" fo:font-weight="normal" style:font-size-asian="10.5pt" style:font-style-asian="normal" style:font-size-complex="10.5pt" loext:padding="0cm" loext:border="none"/>
    </style:style>
    <style:style style:name="T6" style:family="text">
      <style:text-properties fo:font-variant="normal" fo:text-transform="none" fo:color="#000000" fo:letter-spacing="normal" style:font-name-asian="Consolas" style:font-size-asian="9pt" style:font-style-asian="normal" style:font-weight-asian="normal" loext:padding="0cm" loext:border="none"/>
    </style:style>
    <style:style style:name="T7" style:family="text">
      <style:text-properties fo:font-variant="normal" fo:text-transform="none" fo:color="#000000" fo:letter-spacing="normal" officeooo:rsid="0042aff2" style:font-name-asian="Consolas" style:font-size-asian="9pt" style:language-asian="zh" style:country-asian="CN" style:font-style-asian="normal" style:font-weight-asian="normal" loext:padding="0cm" loext:border="none"/>
    </style:style>
    <style:style style:name="T8" style:family="text">
      <style:text-properties fo:font-variant="normal" fo:text-transform="none" fo:color="#000000" fo:letter-spacing="normal" officeooo:rsid="003598aa" style:font-name-asian="Simsun" style:font-size-asian="10.5pt" style:language-asian="zh" style:country-asian="CN" style:font-style-asian="normal"/>
    </style:style>
    <style:style style:name="T9" style:family="text">
      <style:text-properties fo:font-variant="normal" fo:text-transform="none" fo:color="#000000" fo:letter-spacing="normal" officeooo:rsid="00378bf0" style:font-name-asian="Simsun" style:font-size-asian="10.5pt" style:language-asian="zh" style:country-asian="CN" style:font-style-asian="normal"/>
    </style:style>
    <style:style style:name="T10" style:family="text">
      <style:text-properties fo:font-variant="normal" fo:text-transform="none" fo:color="#000000" fo:letter-spacing="normal" fo:font-weight="bold" officeooo:rsid="003598aa" style:font-name-asian="Simsun" style:font-size-asian="10.5pt" style:language-asian="zh" style:country-asian="CN" style:font-style-asian="normal" style:font-weight-asian="normal" style:font-weight-complex="bold"/>
    </style:style>
    <style:style style:name="T11" style:family="text">
      <style:text-properties fo:font-variant="normal" fo:text-transform="none" fo:color="#000000" fo:letter-spacing="normal" fo:font-weight="bold" officeooo:rsid="00378bf0" style:font-name-asian="Simsun" style:font-size-asian="10.5pt" style:language-asian="zh" style:country-asian="CN" style:font-style-asian="normal" style:font-weight-asian="normal" style:font-weight-complex="bold"/>
    </style:style>
    <style:style style:name="T12" style:family="text">
      <style:text-properties fo:font-variant="normal" fo:text-transform="none" fo:color="#000000" fo:letter-spacing="normal" fo:font-weight="bold" officeooo:rsid="00378bf0" style:font-name-asian="Simsun" style:font-size-asian="10.5pt" style:language-asian="zh" style:country-asian="CN" style:font-style-asian="normal" style:font-weight-asian="bold" style:font-weight-complex="bold"/>
    </style:style>
    <style:style style:name="T13" style:family="text">
      <style:text-properties fo:font-variant="normal" fo:text-transform="none" fo:color="#000000" fo:letter-spacing="normal" fo:font-weight="bold" officeooo:rsid="00378bf0" style:font-name-asian="verdana" style:font-size-asian="10.5pt" style:language-asian="zh" style:country-asian="CN" style:font-style-asian="normal" style:font-weight-asian="bold" style:font-weight-complex="bold"/>
    </style:style>
    <style:style style:name="T14" style:family="text">
      <style:text-properties fo:font-variant="normal" fo:text-transform="none" fo:color="#000000" fo:letter-spacing="normal" fo:font-weight="bold" officeooo:rsid="003598aa" style:font-name-asian="Verdana" style:font-size-asian="9pt" style:language-asian="zh" style:country-asian="CN" style:font-style-asian="normal" style:font-weight-asian="normal" style:font-weight-complex="bold"/>
    </style:style>
    <style:style style:name="T15" style:family="text">
      <style:text-properties fo:font-variant="normal" fo:text-transform="none" fo:color="#000000" style:font-name="Simsun" fo:font-size="10.5pt" fo:letter-spacing="normal" fo:font-style="normal" officeooo:rsid="003598aa" style:font-name-asian="verdana" style:font-size-asian="10.5pt" style:language-asian="zh" style:country-asian="CN" style:font-style-asian="normal"/>
    </style:style>
    <style:style style:name="T16" style:family="text">
      <style:text-properties fo:font-variant="normal" fo:text-transform="none" fo:color="#000000" style:font-name="Simsun" fo:font-size="10.5pt" fo:letter-spacing="normal" fo:font-style="normal" officeooo:rsid="00378bf0" style:font-name-asian="verdana" style:font-size-asian="10.5pt" style:language-asian="zh" style:country-asian="CN" style:font-style-asian="normal"/>
    </style:style>
    <style:style style:name="T17" style:family="text">
      <style:text-properties fo:font-variant="normal" fo:text-transform="none" fo:color="#000000" style:font-name="Simsun" fo:font-size="10.5pt" fo:letter-spacing="normal" fo:font-style="normal" officeooo:rsid="0038c48b" style:font-name-asian="verdana" style:font-size-asian="10.5pt" style:language-asian="zh" style:country-asian="CN" style:font-style-asian="normal"/>
    </style:style>
    <style:style style:name="T18" style:family="text">
      <style:text-properties fo:font-variant="normal" fo:text-transform="none" fo:color="#000000" style:font-name="Simsun" fo:font-size="10.5pt" fo:letter-spacing="normal" fo:font-style="normal" officeooo:rsid="00476873" style:font-name-asian="verdana" style:font-size-asian="10.5pt" style:language-asian="zh" style:country-asian="CN" style:font-style-asian="normal"/>
    </style:style>
    <style:style style:name="T19" style:family="text">
      <style:text-properties fo:font-variant="normal" fo:text-transform="none" fo:color="#000000" style:font-name="Simsun" fo:font-size="10.5pt" fo:letter-spacing="normal" fo:font-style="normal" fo:font-weight="normal" officeooo:rsid="003598aa" style:font-name-asian="verdana" style:font-size-asian="10.5pt" style:language-asian="zh" style:country-asian="CN" style:font-style-asian="normal" style:font-weight-asian="bold" style:font-weight-complex="bold"/>
    </style:style>
    <style:style style:name="T20" style:family="text">
      <style:text-properties fo:font-variant="normal" fo:text-transform="none" fo:color="#000000" style:font-name="Simsun" fo:font-size="10.5pt" fo:letter-spacing="normal" fo:font-style="normal" fo:font-weight="normal" officeooo:rsid="00378bf0" style:font-name-asian="verdana" style:font-size-asian="10.5pt" style:language-asian="zh" style:country-asian="CN" style:font-style-asian="normal" style:font-weight-asian="bold" style:font-weight-complex="bold"/>
    </style:style>
    <style:style style:name="T21" style:family="text">
      <style:text-properties fo:font-variant="normal" fo:text-transform="none" fo:color="#000000" style:font-name="Verdana" fo:font-size="9pt" fo:letter-spacing="normal" fo:font-style="normal" fo:font-weight="normal" officeooo:rsid="003598aa" style:font-name-asian="verdana" style:font-size-asian="10.5pt" style:language-asian="zh" style:country-asian="CN" style:font-style-asian="normal" style:font-weight-asian="bold" style:font-weight-complex="bold"/>
    </style:style>
    <style:style style:name="T22" style:family="text">
      <style:text-properties fo:font-variant="normal" fo:text-transform="none" fo:color="#333333" style:font-name="Consolas" fo:font-size="10.5pt" fo:letter-spacing="normal" fo:font-style="normal" style:font-name-asian="verdana" style:font-size-asian="10.5pt" style:font-style-asian="normal" style:font-size-complex="10.5pt" loext:padding="0cm" loext:border="none"/>
    </style:style>
    <style:style style:name="T23" style:family="text">
      <style:text-properties fo:font-variant="normal" fo:text-transform="none" fo:color="#333333" style:font-name="verdana" fo:font-size="10.5pt" fo:letter-spacing="normal" fo:font-style="normal"/>
    </style:style>
    <style:style style:name="T24" style:family="text">
      <style:text-properties fo:font-variant="normal" fo:text-transform="none" fo:color="#333333" style:font-name="verdana" fo:font-size="10.5pt" fo:letter-spacing="normal" fo:font-style="normal" officeooo:rsid="0017c150" style:font-size-asian="10.5pt" style:font-style-asian="normal" style:font-size-complex="10.5pt" loext:padding="0cm" loext:border="none"/>
    </style:style>
    <style:style style:name="T25" style:family="text">
      <style:text-properties fo:font-variant="normal" fo:text-transform="none" fo:color="#333333" style:font-name="verdana" fo:font-size="10.5pt" fo:letter-spacing="normal" fo:font-style="normal" style:font-size-asian="10.5pt" style:font-style-asian="normal" style:font-size-complex="10.5pt" loext:padding="0cm" loext:border="none"/>
    </style:style>
    <style:style style:name="T26" style:family="text">
      <style:text-properties fo:font-variant="normal" fo:text-transform="none" fo:color="#333333" style:font-name="verdana" fo:font-size="10.5pt" fo:letter-spacing="normal" fo:font-style="normal" style:font-size-asian="10.5pt" style:font-size-complex="10.5pt"/>
    </style:style>
    <style:style style:name="T27" style:family="text">
      <style:text-properties fo:font-variant="normal" fo:text-transform="none" fo:color="#333333" style:font-name="verdana" fo:font-size="10.5pt" fo:letter-spacing="normal" fo:font-style="normal" officeooo:rsid="0017c150" style:font-name-asian="verdana" style:font-size-asian="10.5pt" style:language-asian="zh" style:country-asian="CN" style:font-style-asian="normal" loext:padding="0cm" loext:border="none"/>
    </style:style>
    <style:style style:name="T28" style:family="text">
      <style:text-properties fo:font-variant="normal" fo:text-transform="none" fo:color="#333333" style:font-name="verdana" fo:font-size="10.5pt" fo:letter-spacing="normal" fo:font-style="normal" officeooo:rsid="00246022" style:font-name-asian="verdana" style:font-size-asian="10.5pt" style:language-asian="zh" style:country-asian="CN" style:font-style-asian="normal"/>
    </style:style>
    <style:style style:name="T29" style:family="text">
      <style:text-properties fo:font-variant="normal" fo:text-transform="none" fo:color="#333333" style:font-name="verdana" fo:font-size="10.5pt" fo:letter-spacing="normal" fo:font-style="normal" officeooo:rsid="0025b97b" style:font-name-asian="verdana" style:font-size-asian="10.5pt" style:language-asian="zh" style:country-asian="CN" style:font-style-asian="normal"/>
    </style:style>
    <style:style style:name="T30" style:family="text">
      <style:text-properties fo:font-variant="normal" fo:text-transform="none" fo:color="#333333" style:font-name="verdana" fo:font-size="10.5pt" fo:letter-spacing="normal" fo:font-style="normal" officeooo:rsid="00347b40" style:font-name-asian="verdana" style:font-size-asian="10.5pt" style:language-asian="zh" style:country-asian="CN" style:font-style-asian="normal"/>
    </style:style>
    <style:style style:name="T31" style:family="text">
      <style:text-properties fo:font-variant="normal" fo:text-transform="none" fo:color="#333333" style:font-name="verdana" fo:font-size="10.5pt" fo:letter-spacing="normal" fo:font-style="normal" fo:font-weight="normal"/>
    </style:style>
    <style:style style:name="T32" style:family="text">
      <style:text-properties fo:font-variant="normal" fo:text-transform="none" fo:color="#333333" style:font-name="verdana" fo:font-size="10.5pt" fo:letter-spacing="normal" fo:font-style="normal" fo:font-weight="normal" officeooo:rsid="001803bd" style:font-size-asian="10.5pt" style:language-asian="zh" style:country-asian="CN" style:font-style-asian="normal" loext:padding="0cm" loext:border="none"/>
    </style:style>
    <style:style style:name="T33" style:family="text">
      <style:text-properties fo:font-variant="normal" fo:text-transform="none" fo:color="#333333" style:font-name="verdana" fo:font-size="10.5pt" fo:letter-spacing="normal" fo:font-style="normal" fo:font-weight="normal" officeooo:rsid="0025b97b" style:font-name-asian="verdana" style:font-size-asian="10.5pt" style:language-asian="zh" style:country-asian="CN" style:font-style-asian="normal" style:font-weight-asian="normal" style:font-weight-complex="normal"/>
    </style:style>
    <style:style style:name="T34" style:family="text">
      <style:text-properties fo:font-variant="normal" fo:text-transform="none" fo:color="#333333" style:font-name="verdana" fo:font-size="10.5pt" fo:letter-spacing="normal" fo:font-style="normal" fo:font-weight="bold" officeooo:rsid="0025b97b" style:font-name-asian="verdana" style:font-size-asian="10.5pt" style:language-asian="zh" style:country-asian="CN" style:font-style-asian="normal" style:font-weight-asian="bold" style:font-style-complex="normal" style:font-weight-complex="bold"/>
    </style:style>
    <style:style style:name="T35" style:family="text">
      <style:text-properties fo:font-variant="normal" fo:text-transform="none" fo:color="#333333" style:font-name="verdana" fo:font-size="16pt" fo:letter-spacing="normal" fo:font-style="normal" officeooo:rsid="0017c150" style:font-size-asian="16pt" style:language-asian="zh" style:country-asian="CN" style:font-style-asian="normal" style:font-size-complex="16pt" loext:padding="0cm" loext:border="none"/>
    </style:style>
    <style:style style:name="T36" style:family="text">
      <style:text-properties fo:font-variant="normal" fo:text-transform="none" fo:color="#333333" fo:font-size="10.5pt" fo:letter-spacing="normal" style:font-name-asian="verdana" style:font-size-asian="10.5pt" style:font-style-asian="normal" style:font-size-complex="10.5pt"/>
    </style:style>
    <style:style style:name="T37" style:family="text">
      <style:text-properties fo:font-variant="normal" fo:text-transform="none" fo:color="#333333" fo:letter-spacing="normal" style:font-name-asian="verdana" style:font-size-asian="10.5pt" style:font-style-asian="normal"/>
    </style:style>
    <style:style style:name="T38" style:family="text">
      <style:text-properties fo:font-variant="normal" fo:text-transform="none" fo:color="#333333" fo:letter-spacing="normal" style:font-name-asian="verdana" style:font-size-asian="10.5pt" style:font-style-asian="normal" style:font-weight-asian="normal"/>
    </style:style>
    <style:style style:name="T39" style:family="text">
      <style:text-properties fo:font-variant="normal" fo:text-transform="none" fo:color="#333333" fo:letter-spacing="normal" officeooo:rsid="0023b83e" style:font-name-asian="verdana" style:font-size-asian="10.5pt" style:language-asian="zh" style:country-asian="CN" style:font-style-asian="normal" style:font-weight-asian="normal"/>
    </style:style>
    <style:style style:name="T40" style:family="text">
      <style:text-properties fo:font-variant="normal" fo:text-transform="none" fo:color="#333333" fo:letter-spacing="normal" officeooo:rsid="0025b97b" style:font-name-asian="verdana" style:font-size-asian="10.5pt" style:language-asian="zh" style:country-asian="CN" style:font-style-asian="normal"/>
    </style:style>
    <style:style style:name="T41" style:family="text">
      <style:text-properties fo:font-variant="normal" fo:text-transform="none" fo:color="#333333" fo:letter-spacing="normal" officeooo:rsid="002f3b13" style:font-name-asian="verdana" style:font-size-asian="10.5pt" style:language-asian="zh" style:country-asian="CN" style:font-style-asian="normal"/>
    </style:style>
    <style:style style:name="T42" style:family="text">
      <style:text-properties fo:font-variant="normal" fo:text-transform="none" fo:color="#333333" fo:letter-spacing="normal" fo:font-weight="normal" officeooo:rsid="0025b97b" style:font-name-asian="verdana" style:font-size-asian="10.5pt" style:language-asian="zh" style:country-asian="CN" style:font-style-asian="normal" style:font-weight-asian="normal" style:font-weight-complex="normal"/>
    </style:style>
    <style:style style:name="T43" style:family="text">
      <style:text-properties fo:font-variant="normal" fo:text-transform="none" fo:color="#333333" fo:letter-spacing="normal" fo:font-weight="normal" officeooo:rsid="002a6e58" style:font-name-asian="verdana" style:font-size-asian="10.5pt" style:language-asian="zh" style:country-asian="CN" style:font-style-asian="normal" style:font-weight-asian="normal" style:font-weight-complex="normal"/>
    </style:style>
    <style:style style:name="T44" style:family="text">
      <style:text-properties fo:font-variant="normal" fo:text-transform="none" fo:color="#333333" fo:letter-spacing="normal" fo:font-weight="normal" officeooo:rsid="002e1962" style:font-name-asian="verdana" style:font-size-asian="10.5pt" style:language-asian="zh" style:country-asian="CN" style:font-style-asian="normal" style:font-weight-asian="normal" style:font-weight-complex="normal"/>
    </style:style>
    <style:style style:name="T45" style:family="text">
      <style:text-properties fo:font-variant="normal" fo:text-transform="none" fo:color="#333333" fo:letter-spacing="normal" fo:font-weight="normal" officeooo:rsid="00337cb6" style:font-name-asian="verdana" style:font-size-asian="10.5pt" style:language-asian="zh" style:country-asian="CN" style:font-style-asian="normal" style:font-weight-asian="normal" style:font-weight-complex="normal"/>
    </style:style>
    <style:style style:name="T46" style:family="text">
      <style:text-properties fo:font-variant="normal" fo:text-transform="none" fo:color="#333333" fo:letter-spacing="normal" fo:font-weight="normal" officeooo:rsid="003d1505" style:font-name-asian="verdana" style:font-size-asian="10.5pt" style:language-asian="zh" style:country-asian="CN" style:font-style-asian="normal" style:font-weight-asian="normal" style:font-weight-complex="normal"/>
    </style:style>
    <style:style style:name="T47" style:family="text">
      <style:text-properties fo:font-variant="normal" fo:text-transform="none" fo:color="#333333" fo:letter-spacing="normal" fo:font-weight="normal" officeooo:rsid="003d501a" style:font-name-asian="verdana" style:font-size-asian="10.5pt" style:language-asian="zh" style:country-asian="CN" style:font-style-asian="normal" style:font-weight-asian="normal" style:font-weight-complex="normal"/>
    </style:style>
    <style:style style:name="T48" style:family="text">
      <style:text-properties fo:font-variant="normal" fo:text-transform="none" fo:color="#333333" fo:letter-spacing="normal" fo:font-weight="normal" officeooo:rsid="003e491c" style:font-name-asian="verdana" style:font-size-asian="10.5pt" style:language-asian="zh" style:country-asian="CN" style:font-style-asian="normal" style:font-weight-asian="normal" style:font-weight-complex="normal"/>
    </style:style>
    <style:style style:name="T49" style:family="text">
      <style:text-properties fo:font-variant="normal" fo:text-transform="none" fo:color="#333333" fo:letter-spacing="normal" fo:font-weight="normal" officeooo:rsid="003f7001" style:font-name-asian="verdana" style:font-size-asian="10.5pt" style:language-asian="zh" style:country-asian="CN" style:font-style-asian="normal" style:font-weight-asian="normal" style:font-weight-complex="normal"/>
    </style:style>
    <style:style style:name="T50" style:family="text">
      <style:text-properties fo:font-variant="normal" fo:text-transform="none" fo:color="#333333" fo:letter-spacing="normal" fo:font-weight="normal" officeooo:rsid="00408826" style:font-name-asian="verdana" style:font-size-asian="10.5pt" style:language-asian="zh" style:country-asian="CN" style:font-style-asian="normal" style:font-weight-asian="normal" style:font-weight-complex="normal"/>
    </style:style>
    <style:style style:name="T51" style:family="text">
      <style:text-properties fo:font-variant="normal" fo:text-transform="none" fo:color="#333333" fo:letter-spacing="normal" fo:font-weight="normal" officeooo:rsid="00411db2" style:font-name-asian="verdana" style:font-size-asian="10.5pt" style:language-asian="zh" style:country-asian="CN" style:font-style-asian="normal" style:font-weight-asian="normal" style:font-weight-complex="normal"/>
    </style:style>
    <style:style style:name="T52" style:family="text">
      <style:text-properties fo:font-variant="normal" fo:text-transform="none" fo:color="#333333" fo:letter-spacing="normal" fo:font-weight="normal" officeooo:rsid="00442277" style:font-name-asian="verdana" style:font-size-asian="10.5pt" style:language-asian="zh" style:country-asian="CN" style:font-style-asian="normal" style:font-weight-asian="normal" style:font-weight-complex="normal"/>
    </style:style>
    <style:style style:name="T53" style:family="text">
      <style:text-properties fo:font-variant="normal" fo:text-transform="none" fo:color="#333333" fo:letter-spacing="normal" fo:font-weight="normal" officeooo:rsid="0045ab18" style:font-name-asian="verdana" style:font-size-asian="10.5pt" style:language-asian="zh" style:country-asian="CN" style:font-style-asian="normal" style:font-weight-asian="normal" style:font-weight-complex="normal"/>
    </style:style>
    <style:style style:name="T54" style:family="text">
      <style:text-properties fo:font-variant="normal" fo:text-transform="none" fo:color="#333333" fo:letter-spacing="normal" fo:font-weight="normal" officeooo:rsid="00465609" style:font-name-asian="verdana" style:font-size-asian="10.5pt" style:language-asian="zh" style:country-asian="CN" style:font-style-asian="normal" style:font-weight-asian="normal" style:font-weight-complex="normal"/>
    </style:style>
    <style:style style:name="T55" style:family="text">
      <style:text-properties fo:font-variant="normal" fo:text-transform="none" fo:color="#333333" fo:letter-spacing="normal" fo:font-weight="normal" officeooo:rsid="00476ab2" style:font-name-asian="verdana" style:font-size-asian="10.5pt" style:language-asian="zh" style:country-asian="CN" style:font-style-asian="normal" style:font-weight-asian="normal" style:font-weight-complex="normal"/>
    </style:style>
    <style:style style:name="T56" style:family="text">
      <style:text-properties fo:font-variant="normal" fo:text-transform="none" fo:color="#333333" fo:letter-spacing="normal" fo:font-weight="normal" officeooo:rsid="004dfa3a" style:font-name-asian="verdana" style:font-size-asian="10.5pt" style:language-asian="zh" style:country-asian="CN" style:font-style-asian="normal" style:font-weight-asian="normal" style:font-weight-complex="normal"/>
    </style:style>
    <style:style style:name="T57" style:family="text">
      <style:text-properties fo:font-variant="normal" fo:text-transform="none" fo:color="#333333" fo:letter-spacing="normal" fo:font-weight="normal" officeooo:rsid="005139e6" style:font-name-asian="verdana" style:font-size-asian="10.5pt" style:language-asian="zh" style:country-asian="CN" style:font-style-asian="normal" style:font-weight-asian="normal" style:font-weight-complex="normal"/>
    </style:style>
    <style:style style:name="T58" style:family="text">
      <style:text-properties fo:font-variant="normal" fo:text-transform="none" fo:color="#333333" fo:letter-spacing="normal" fo:font-style="normal" fo:font-weight="normal" officeooo:rsid="0025b97b" style:font-name-asian="verdana" style:font-size-asian="10.5pt" style:language-asian="zh" style:country-asian="CN" style:font-style-asian="normal" style:font-weight-asian="normal" style:font-style-complex="normal" style:font-weight-complex="normal"/>
    </style:style>
    <style:style style:name="T59" style:family="text">
      <style:text-properties fo:font-variant="normal" fo:text-transform="none" fo:color="#333333" fo:letter-spacing="normal" fo:font-style="normal" fo:font-weight="normal" officeooo:rsid="0043289d" style:font-name-asian="verdana" style:font-size-asian="10.5pt" style:language-asian="zh" style:country-asian="CN" style:font-style-asian="normal" style:font-weight-asian="normal" style:font-style-complex="normal" style:font-weight-complex="normal"/>
    </style:style>
    <style:style style:name="T60" style:family="text">
      <style:text-properties fo:font-variant="normal" fo:text-transform="none" fo:color="#333333" fo:letter-spacing="normal" fo:font-style="normal" fo:font-weight="bold" officeooo:rsid="0025b97b" style:font-name-asian="verdana" style:font-size-asian="10.5pt" style:language-asian="zh" style:country-asian="CN" style:font-style-asian="normal" style:font-weight-asian="bold" style:font-style-complex="normal" style:font-weight-complex="bold"/>
    </style:style>
    <style:style style:name="T61" style:family="text">
      <style:text-properties fo:font-variant="normal" fo:text-transform="none" fo:color="#333333" fo:letter-spacing="normal" fo:font-weight="bold" officeooo:rsid="002f3b13" style:font-name-asian="verdana" style:font-size-asian="10.5pt" style:language-asian="zh" style:country-asian="CN" style:font-style-asian="normal" style:font-weight-asian="bold" style:font-weight-complex="bold"/>
    </style:style>
    <style:style style:name="T62" style:family="text">
      <style:text-properties fo:font-variant="normal" fo:text-transform="none" fo:color="#333333" fo:letter-spacing="normal" fo:font-weight="bold" officeooo:rsid="00309707" style:font-name-asian="verdana" style:font-size-asian="10.5pt" style:language-asian="zh" style:country-asian="CN" style:font-style-asian="normal" style:font-weight-asian="bold" style:font-weight-complex="bold"/>
    </style:style>
    <style:style style:name="T63" style:family="text">
      <style:text-properties fo:font-variant="normal" fo:text-transform="none" fo:color="#333333" fo:letter-spacing="normal" fo:font-weight="bold" officeooo:rsid="0031ff4f" style:font-name-asian="verdana" style:font-size-asian="10.5pt" style:language-asian="zh" style:country-asian="CN" style:font-style-asian="normal" style:font-weight-asian="bold" style:font-weight-complex="bold"/>
    </style:style>
    <style:style style:name="T64" style:family="text">
      <style:text-properties fo:font-variant="normal" fo:text-transform="none" fo:color="#333333" fo:letter-spacing="normal" fo:font-weight="bold" officeooo:rsid="00347b40" style:font-name-asian="verdana" style:font-size-asian="10.5pt" style:language-asian="zh" style:country-asian="CN" style:font-style-asian="normal" style:font-weight-asian="bold" style:font-weight-complex="bold"/>
    </style:style>
    <style:style style:name="T65" style:family="text">
      <style:text-properties fo:font-variant="normal" fo:text-transform="none" fo:color="#333333" fo:letter-spacing="normal" fo:font-weight="bold" officeooo:rsid="003598aa" style:font-name-asian="verdana" style:font-size-asian="10.5pt" style:language-asian="zh" style:country-asian="CN" style:font-style-asian="normal" style:font-weight-asian="bold" style:font-weight-complex="bold"/>
    </style:style>
    <style:style style:name="T66" style:family="text">
      <style:text-properties fo:font-variant="normal" fo:text-transform="none" fo:color="#333333" fo:letter-spacing="normal" fo:font-weight="bold" officeooo:rsid="00378bf0" style:font-name-asian="verdana" style:font-size-asian="10.5pt" style:language-asian="zh" style:country-asian="CN" style:font-style-asian="normal" style:font-weight-asian="bold" style:font-weight-complex="bold"/>
    </style:style>
    <style:style style:name="T67" style:family="text">
      <style:text-properties fo:font-variant="normal" fo:text-transform="none" fo:color="#333333" fo:letter-spacing="normal" fo:font-weight="bold" officeooo:rsid="003c898e" style:font-name-asian="verdana" style:font-size-asian="10.5pt" style:language-asian="zh" style:country-asian="CN" style:font-style-asian="normal" style:font-weight-asian="bold" style:font-weight-complex="bold"/>
    </style:style>
    <style:style style:name="T68" style:family="text">
      <style:text-properties fo:font-variant="normal" fo:text-transform="none" fo:color="#333333" fo:letter-spacing="normal" fo:font-weight="bold" officeooo:rsid="003d1505" style:font-name-asian="verdana" style:font-size-asian="10.5pt" style:language-asian="zh" style:country-asian="CN" style:font-style-asian="normal" style:font-weight-asian="bold" style:font-weight-complex="bold"/>
    </style:style>
    <style:style style:name="T69" style:family="text">
      <style:text-properties fo:font-variant="normal" fo:text-transform="none" fo:color="#333333" fo:letter-spacing="normal" fo:font-weight="bold" officeooo:rsid="004f5847" style:font-name-asian="verdana" style:font-size-asian="10.5pt" style:language-asian="zh" style:country-asian="CN" style:font-style-asian="normal" style:font-weight-asian="bold" style:font-weight-complex="bold"/>
    </style:style>
    <style:style style:name="T70" style:family="text">
      <style:text-properties fo:font-variant="normal" fo:text-transform="none" fo:color="#333333" fo:letter-spacing="normal" fo:font-weight="bold" officeooo:rsid="00509a67" style:font-name-asian="verdana" style:font-size-asian="10.5pt" style:language-asian="zh" style:country-asian="CN" style:font-style-asian="normal" style:font-weight-asian="bold" style:font-weight-complex="bold"/>
    </style:style>
    <style:style style:name="T71" style:family="text">
      <style:text-properties fo:font-variant="normal" fo:text-transform="none" fo:color="#333333" fo:letter-spacing="normal" fo:font-weight="bold" officeooo:rsid="002f3b13" style:font-name-asian="verdana" style:font-size-asian="10.5pt" style:language-asian="zh" style:country-asian="CN" style:font-style-asian="normal" style:font-weight-asian="normal" style:font-weight-complex="bold"/>
    </style:style>
    <style:style style:name="T72" style:family="text">
      <style:text-properties fo:font-variant="normal" fo:text-transform="none" fo:color="#333333" fo:letter-spacing="normal" fo:font-weight="bold" officeooo:rsid="00509a67" style:font-name-asian="apple-system" style:font-size-asian="10.5pt" style:language-asian="zh" style:country-asian="CN" style:font-style-asian="normal" style:font-weight-asian="normal" style:font-weight-complex="bold"/>
    </style:style>
    <style:style style:name="T73" style:family="text">
      <style:text-properties fo:font-variant="normal" fo:text-transform="none" fo:color="#333333" fo:letter-spacing="normal" officeooo:rsid="00509a67" style:font-name-asian="apple-system" style:font-size-asian="10.5pt" style:language-asian="zh" style:country-asian="CN" style:font-style-asian="normal" style:font-weight-asian="bold"/>
    </style:style>
    <style:style style:name="T74" style:family="text">
      <style:text-properties fo:font-variant="normal" fo:text-transform="none" fo:color="#333333" fo:letter-spacing="normal" style:font-name-asian="apple-system" style:font-size-asian="10.5pt" style:font-style-asian="normal" style:font-weight-asian="normal"/>
    </style:style>
    <style:style style:name="T75" style:family="text">
      <style:text-properties fo:font-variant="normal" fo:text-transform="none" fo:color="#333333" fo:letter-spacing="normal" style:font-name-asian="apple-system" style:font-size-asian="10.5pt" style:font-style-asian="normal" style:font-weight-asian="bold"/>
    </style:style>
    <style:style style:name="T76" style:family="text">
      <style:text-properties fo:font-variant="normal" fo:text-transform="none" fo:color="#333333" fo:font-size="12pt" fo:letter-spacing="normal" fo:font-weight="bold" officeooo:rsid="00476ab2" style:font-name-asian="verdana" style:font-size-asian="12pt" style:language-asian="zh" style:country-asian="CN" style:font-style-asian="normal" style:font-weight-asian="bold" style:font-size-complex="12pt" style:font-weight-complex="bold"/>
    </style:style>
    <style:style style:name="T77" style:family="text">
      <style:text-properties fo:font-variant="normal" fo:text-transform="none" fo:color="#333333" fo:font-size="12pt" fo:letter-spacing="normal" fo:font-weight="normal" officeooo:rsid="00476ab2" style:font-name-asian="verdana" style:font-size-asian="12pt" style:language-asian="zh" style:country-asian="CN" style:font-style-asian="normal" style:font-weight-asian="normal" style:font-size-complex="12pt" style:font-weight-complex="normal"/>
    </style:style>
    <style:style style:name="T78" style:family="text">
      <style:text-properties fo:font-variant="normal" fo:text-transform="none" fo:color="#333333" fo:font-size="12pt" fo:letter-spacing="normal" fo:font-weight="normal" officeooo:rsid="00491cfb" style:font-name-asian="verdana" style:font-size-asian="12pt" style:language-asian="zh" style:country-asian="CN" style:font-style-asian="normal" style:font-weight-asian="normal" style:font-size-complex="12pt" style:font-weight-complex="normal"/>
    </style:style>
    <style:style style:name="T79" style:family="text">
      <style:text-properties fo:font-variant="normal" fo:text-transform="none" fo:color="#333333" fo:font-size="12pt" fo:letter-spacing="normal" fo:font-weight="normal" officeooo:rsid="004a56c4" style:font-name-asian="verdana" style:font-size-asian="12pt" style:language-asian="zh" style:country-asian="CN" style:font-style-asian="normal" style:font-weight-asian="normal" style:font-size-complex="12pt" style:font-weight-complex="normal"/>
    </style:style>
    <style:style style:name="T80" style:family="text">
      <style:text-properties fo:font-variant="normal" fo:text-transform="none" fo:color="#333333" fo:font-size="12pt" fo:letter-spacing="normal" fo:font-weight="normal" officeooo:rsid="004a9bb7" style:font-name-asian="verdana" style:font-size-asian="12pt" style:language-asian="zh" style:country-asian="CN" style:font-style-asian="normal" style:font-weight-asian="normal" style:font-size-complex="12pt" style:font-weight-complex="normal"/>
    </style:style>
    <style:style style:name="T81" style:family="text">
      <style:text-properties fo:font-variant="normal" fo:text-transform="none" fo:color="#333333" fo:font-size="12pt" fo:letter-spacing="normal" fo:font-weight="normal" officeooo:rsid="004b86ef" style:font-name-asian="verdana" style:font-size-asian="12pt" style:language-asian="zh" style:country-asian="CN" style:font-style-asian="normal" style:font-weight-asian="normal" style:font-size-complex="12pt" style:font-weight-complex="normal"/>
    </style:style>
    <style:style style:name="T82" style:family="text">
      <style:text-properties fo:font-variant="normal" fo:text-transform="none" fo:color="#333333" style:font-name="apple-system" fo:font-size="10.5pt" fo:letter-spacing="normal" fo:font-style="normal" fo:font-weight="normal"/>
    </style:style>
    <style:style style:name="T83" style:family="text">
      <style:text-properties fo:font-variant="normal" fo:text-transform="none" fo:color="#333333" style:font-name="apple-system" fo:font-size="10.5pt" fo:letter-spacing="normal" fo:font-style="normal" fo:font-weight="normal" officeooo:rsid="00509a67" style:font-name-asian="verdana" style:font-size-asian="10.5pt" style:language-asian="zh" style:country-asian="CN" style:font-style-asian="normal" style:font-weight-asian="bold" style:font-weight-complex="bold"/>
    </style:style>
    <style:style style:name="T84" style:family="text">
      <style:text-properties fo:color="#000000" fo:font-size="10.5pt" style:font-size-asian="10.5pt" style:font-size-complex="10.5pt"/>
    </style:style>
    <style:style style:name="T85" style:family="text">
      <style:text-properties style:font-name-asian="verdana" style:font-size-asian="10.5pt" style:font-style-asian="normal" style:font-weight-asian="normal"/>
    </style:style>
    <style:style style:name="T86" style:family="text">
      <style:text-properties officeooo:rsid="002377ba" style:font-name-asian="verdana" style:font-size-asian="10.5pt" style:language-asian="zh" style:country-asian="CN" style:font-style-asian="normal" style:font-weight-asian="normal"/>
    </style:style>
    <style:style style:name="T87" style:family="text">
      <style:text-properties officeooo:rsid="0023b83e" style:font-name-asian="verdana" style:font-size-asian="10.5pt" style:language-asian="zh" style:country-asian="CN" style:font-style-asian="normal" style:font-weight-asian="normal"/>
    </style:style>
    <style:style style:name="T88" style:family="text">
      <style:text-properties style:font-name="verdana" fo:font-size="10.5pt" fo:font-style="normal" fo:font-weight="normal"/>
    </style:style>
    <style:style style:name="T89" style:family="text">
      <style:text-properties fo:font-size="10.5pt" style:font-size-asian="10.5pt" style:font-size-complex="10.5pt"/>
    </style:style>
    <style:style style:name="T90" style:family="text">
      <style:text-properties officeooo:rsid="00258c83" style:language-asian="zh" style:country-asian="CN"/>
    </style:style>
    <style:style style:name="T91" style:family="text">
      <style:text-properties officeooo:rsid="001b2eb6"/>
    </style:style>
    <style:style style:name="T92" style:family="text">
      <style:text-properties officeooo:rsid="002cf4ad"/>
    </style:style>
    <style:style style:name="T93" style:family="text">
      <style:text-properties style:font-name="Simsun" fo:font-size="10.5pt" fo:font-style="normal" fo:font-weight="normal"/>
    </style:style>
    <style:style style:name="T94" style:family="text">
      <style:text-properties style:font-name="Simsun" fo:font-size="10.5pt" fo:font-style="normal" fo:font-weight="normal" officeooo:rsid="0036e137" style:font-name-asian="Simsun" style:font-size-asian="10.5pt" style:language-asian="zh" style:country-asian="CN" style:font-style-asian="normal" style:font-weight-asian="normal"/>
    </style:style>
    <style:style style:name="T95" style:family="text">
      <style:text-properties style:font-name-asian="Simsun" style:font-size-asian="10.5pt" style:font-style-asian="normal" style:font-weight-asian="normal"/>
    </style:style>
    <style:style style:name="T96" style:family="text">
      <style:text-properties style:font-name="Georgia" fo:font-style="normal" fo:font-weight="normal"/>
    </style:style>
    <style:style style:name="T97" style:family="text">
      <style:text-properties style:font-name-asian="Georgia" style:font-style-asian="normal" style:font-weight-asian="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Strong_20_Emphasis"><text:span text:style-name="T35">JS</text:span></text:span></text:p>
      <text:p text:style-name="P38"><text:span text:style-name="Strong_20_Emphasis"><text:span text:style-name="T35"/></text:span></text:p>
      <text:p text:style-name="P35"><text:span text:style-name="Source_20_Text"><text:span text:style-name="Strong_20_Emphasis"><text:span text:style-name="T24">1</text:span></text:span></text:span><text:span text:style-name="Source_20_Text"><text:span text:style-name="Strong_20_Emphasis"><text:span text:style-name="T25">. JavaScript</text:span></text:span></text:span><text:span text:style-name="Source_20_Text"><text:span text:style-name="Strong_20_Emphasis"><text:span text:style-name="T22">的数据类型都有什么？</text:span></text:span></text:span><text:span text:style-name="Source_20_Text"><text:span text:style-name="T5"> </text:span></text:span></text:p>
      <text:list xml:id="list444832065444464543" text:style-name="L1">
        <text:list-item>
          <text:p text:style-name="P46"><text:span text:style-name="Source_20_Text"><text:span text:style-name="T2">5种基本数据类型：Undefined <text:s/>Null <text:s/>Boolean Number <text:s/>String</text:span></text:span></text:p>
        </text:list-item>
        <text:list-item>
          <text:p text:style-name="P46"><text:span text:style-name="Source_20_Text"><text:span text:style-name="T32">引用类型</text:span></text:span><text:span text:style-name="Source_20_Text"><text:span text:style-name="T2">：</text:span></text:span><text:span text:style-name="Source_20_Text"><text:span text:style-name="T32">Object(Array,Date,RegExp,Function)</text:span></text:span><text:span text:style-name="Source_20_Text"><text:span text:style-name="T2"> </text:span></text:span></text:p>
        </text:list-item>
      </text:list>
      <text:p text:style-name="P37"><text:span text:style-name="Source_20_Text"><text:span text:style-name="T2"/></text:span></text:p>
      <text:p text:style-name="P36"><text:span text:style-name="Strong_20_Emphasis"><text:span text:style-name="T27">2. </text:span></text:span><text:span text:style-name="Strong_20_Emphasis">如何判断某引用类型的值类型？</text:span><text:span text:style-name="Source_20_Text"><text:span text:style-name="T1"> </text:span></text:span></text:p>
      <text:list xml:id="list8045887242837306902" text:style-name="L2">
        <text:list-item>
          <text:p text:style-name="P47"><text:span text:style-name="Source_20_Text"><text:span text:style-name="T4">Object.prototype.toString.call(arg)==="[object Array]"</text:span></text:span><text:span text:style-name="T84"> </text:span></text:p>
        </text:list-item>
      </text:list>
      <text:p text:style-name="P28"/>
      <text:p text:style-name="P4"><text:span text:style-name="Strong_20_Emphasis"><text:span text:style-name="T26">4.</text:span></text:span><text:span text:style-name="Strong_20_Emphasis"><text:span text:style-name="T36">希望获取到页面中所有的</text:span></text:span><text:span text:style-name="Strong_20_Emphasis"><text:span text:style-name="T26">checkbox</text:span></text:span><text:span text:style-name="Strong_20_Emphasis"><text:span text:style-name="T36">怎么做？</text:span></text:span><text:span text:style-name="Strong_20_Emphasis"><text:span text:style-name="T26">(</text:span></text:span><text:span text:style-name="Strong_20_Emphasis"><text:span text:style-name="T36">不使用第三方框架</text:span></text:span><text:span text:style-name="Strong_20_Emphasis"><text:span text:style-name="T26">)</text:span></text:span><text:span text:style-name="T89"> </text:span></text:p>
      <text:p text:style-name="P28"/>
      <text:p text:style-name="P4"><text:span text:style-name="Source_20_Text"><text:span text:style-name="T3">var domList = document.getElementsByTagName(‘input’)</text:span></text:span></text:p>
      <text:p text:style-name="P39"><text:span text:style-name="Source_20_Text"><text:span text:style-name="T1">var checkBoxList = [];</text:span></text:span></text:p>
      <text:p text:style-name="P39"><text:span text:style-name="Source_20_Text"><text:span text:style-name="T1">var len = domList.length;</text:span></text:span><text:span text:style-name="Source_20_Text"><text:span text:style-name="T6">　　</text:span></text:span><text:span text:style-name="Source_20_Text"><text:span text:style-name="T1">//</text:span></text:span><text:span text:style-name="Source_20_Text"><text:span text:style-name="T6">缓存到局部变量</text:span></text:span></text:p>
      <text:p text:style-name="P39"><text:span text:style-name="Source_20_Text"><text:span text:style-name="T1">while (len--) {</text:span></text:span><text:span text:style-name="Source_20_Text"><text:span text:style-name="T6">　　</text:span></text:span><text:span text:style-name="Source_20_Text"><text:span text:style-name="T1">//</text:span></text:span><text:span text:style-name="Source_20_Text"><text:span text:style-name="T6">使用</text:span></text:span><text:span text:style-name="Source_20_Text"><text:span text:style-name="T1">while</text:span></text:span><text:span text:style-name="Source_20_Text"><text:span text:style-name="T6">的效率会比</text:span></text:span><text:span text:style-name="Source_20_Text"><text:span text:style-name="T1">for</text:span></text:span><text:span text:style-name="Source_20_Text"><text:span text:style-name="T6">循环更高,</text:span></text:span><text:span text:style-name="Source_20_Text"><text:span text:style-name="T7">不考虑顺序。</text:span></text:span></text:p>
      <text:p text:style-name="P39"><text:span text:style-name="Source_20_Text"><text:span text:style-name="T6">　　</text:span></text:span><text:span text:style-name="Source_20_Text"><text:span text:style-name="T1">if (domList[len].type == ‘checkbox’) {</text:span></text:span></text:p>
      <text:p text:style-name="P39"><text:span text:style-name="Source_20_Text"><text:span text:style-name="T6"><text:s text:c="5"/>　　</text:span></text:span><text:span text:style-name="Source_20_Text"><text:span text:style-name="T1">checkBoxList.push(domList[len]);</text:span></text:span></text:p>
      <text:p text:style-name="P39"><text:span text:style-name="Source_20_Text"><text:span text:style-name="T6">　　</text:span></text:span><text:span text:style-name="Source_20_Text"><text:span text:style-name="T1">}</text:span></text:span></text:p>
      <text:p text:style-name="P39"><text:span text:style-name="Source_20_Text"><text:span text:style-name="T1">}</text:span></text:span></text:p>
      <text:p text:style-name="P28"/>
      <text:p text:style-name="P4"><text:span text:style-name="Strong_20_Emphasis"><text:span text:style-name="T26">10.</text:span></text:span><text:span text:style-name="Strong_20_Emphasis"><text:span text:style-name="T36">看下列代码</text:span></text:span><text:span text:style-name="Strong_20_Emphasis"><text:span text:style-name="T26">,</text:span></text:span><text:span text:style-name="Strong_20_Emphasis"><text:span text:style-name="T36">输出什么？解释原因。</text:span></text:span><text:span text:style-name="T89"> </text:span></text:p>
      <text:p text:style-name="P28"/>
      <text:p text:style-name="P26">var undefined;</text:p>
      <text:p text:style-name="P5"><text:span text:style-name="T91">undefined == null; // true <text:s text:c="7"/></text:span><text:span text:style-name="T31">undefined</text:span><text:span text:style-name="T38">与</text:span><text:span text:style-name="T31">null</text:span><text:span text:style-name="T38">相等，但不恒等（</text:span><text:span text:style-name="T31">===</text:span><text:span text:style-name="T38">）</text:span> </text:p>
      <text:p text:style-name="P5"><text:span text:style-name="T91">1 == true; <text:s text:c="2"/>// true <text:s text:c="19"/></text:span><text:span text:style-name="T38">尝试将</text:span><text:span text:style-name="T31">boolean</text:span><text:span text:style-name="T38">转换为</text:span><text:span text:style-name="T31">number</text:span><text:span text:style-name="T38">，</text:span><text:span text:style-name="T31">0</text:span><text:span text:style-name="T38">或</text:span><text:span text:style-name="T31">1</text:span> </text:p>
      <text:p text:style-name="P5"><text:span text:style-name="T91">2 == true; <text:s text:c="2"/>// false <text:s text:c="18"/></text:span><text:span text:style-name="T38">尝试将</text:span><text:span text:style-name="T31">boolean</text:span><text:span text:style-name="T38">转换为</text:span><text:span text:style-name="T31">number</text:span><text:span text:style-name="T38">，</text:span><text:span text:style-name="T31">0</text:span><text:span text:style-name="T38">或</text:span><text:span text:style-name="T31">1</text:span> </text:p>
      <text:p text:style-name="P26">0 == false; <text:s/>// true <text:s text:c="19"/><text:span text:style-name="T38">尝试将</text:span><text:span text:style-name="T31">boolean</text:span><text:span text:style-name="T38">转换为</text:span><text:span text:style-name="T31">number</text:span><text:span text:style-name="T38">，</text:span><text:span text:style-name="T31">0</text:span><text:span text:style-name="T38">或</text:span><text:span text:style-name="T31">1</text:span> </text:p>
      <text:p text:style-name="P5"><text:span text:style-name="T91">0 == ''; <text:s text:c="4"/>// true <text:s text:c="22"/></text:span><text:span text:style-name="T38">一个是</text:span><text:span text:style-name="T31">number</text:span><text:span text:style-name="T38">一个是</text:span><text:span text:style-name="T31">string</text:span><text:span text:style-name="T38">时，会尝试将</text:span><text:span text:style-name="T31">string</text:span><text:span text:style-name="T38">转换为</text:span><text:span text:style-name="T31">number</text:span> </text:p>
      <text:p text:style-name="P5"><text:span text:style-name="T91">NaN == NaN; <text:s/>// false <text:s text:c="11"/></text:span><text:span text:style-name="T38">尝试将</text:span><text:span text:style-name="T31">Object</text:span><text:span text:style-name="T38">转换成</text:span><text:span text:style-name="T31">number</text:span><text:span text:style-name="T38">或</text:span><text:span text:style-name="T31">string</text:span><text:span text:style-name="T38">，取决于另外一个对比量的类型</text:span> </text:p>
      <text:p text:style-name="P27">[] == [] // false <text:s text:c="23"/>两个引用类型比较是比较地址</text:p>
      <text:p text:style-name="P26">[] == false; // true</text:p>
      <text:p text:style-name="P26">[] == ![]; <text:s text:c="2"/>// true</text:p>
      <text:p text:style-name="P26"/>
      <text:p text:style-name="P31">24.写一个lazyman，类似promise的延迟执行<text:span text:style-name="T92">(发布订阅模式)</text:span></text:p>
      <text:p text:style-name="P26"/>
      <text:p text:style-name="P26"><text:span text:style-name="Strong_20_Emphasis"><text:span text:style-name="T23">25.</text:span></text:span><text:span text:style-name="Strong_20_Emphasis"><text:span text:style-name="T37">写一个</text:span></text:span><text:span text:style-name="Strong_20_Emphasis"><text:span text:style-name="T28">trim</text:span></text:span><text:span text:style-name="Strong_20_Emphasis"><text:span text:style-name="T37">，清除字符串前后的空格。（兼容所有浏览器）</text:span></text:span> </text:p>
      <text:p text:style-name="P26"/>
      <text:p text:style-name="P30">function trim(str) {</text:p>
      <text:p text:style-name="P30"><text:tab/>var final = str.replace(/(^\s*)|(\s*$)/g, "");</text:p>
      <text:p text:style-name="P30"><text:tab/>return final;</text:p>
      <text:p text:style-name="P30">}</text:p>
      <text:p text:style-name="P4"/>
      <text:p text:style-name="P4"><text:span text:style-name="Strong_20_Emphasis"><text:span text:style-name="T23"/></text:span></text:p>
      <text:p text:style-name="P4"><text:span text:style-name="Strong_20_Emphasis"><text:span text:style-name="T23"/></text:span></text:p>
      <text:p text:style-name="P4"><text:span text:style-name="Strong_20_Emphasis"><text:span text:style-name="T23"/></text:span></text:p>
      <text:p text:style-name="P4"><text:soft-page-break/><text:span text:style-name="Strong_20_Emphasis"><text:span text:style-name="T23"/></text:span></text:p>
      <text:p text:style-name="P4"><text:span text:style-name="Strong_20_Emphasis"><text:span text:style-name="T23"/></text:span></text:p>
      <text:p text:style-name="P4"><text:span text:style-name="Strong_20_Emphasis"><text:span text:style-name="T23">26.Javascript</text:span></text:span><text:span text:style-name="Strong_20_Emphasis"><text:span text:style-name="T37">中</text:span></text:span><text:span text:style-name="Strong_20_Emphasis"><text:span text:style-name="T23">callee</text:span></text:span><text:span text:style-name="Strong_20_Emphasis"><text:span text:style-name="T37">和</text:span></text:span><text:span text:style-name="Strong_20_Emphasis"><text:span text:style-name="T23">caller</text:span></text:span><text:span text:style-name="Strong_20_Emphasis"><text:span text:style-name="T37">的作用？</text:span></text:span></text:p>
      <text:p text:style-name="P1">答案：</text:p>
      <text:p text:style-name="P42"><text:span text:style-name="T88">caller</text:span><text:span text:style-name="T85">是返回一个</text:span><text:span text:style-name="T86">调用该</text:span><text:span text:style-name="T85">函数的引用</text:span><text:span text:style-name="T86">。</text:span><text:span text:style-name="T87">(外层)</text:span></text:p>
      <text:p text:style-name="P43"><text:span text:style-name="T31">callee</text:span><text:span text:style-name="T38">是返回正在被执行的</text:span><text:span text:style-name="T31">function</text:span><text:span text:style-name="T38">函数，也就是所指定的</text:span><text:span text:style-name="T31">function</text:span><text:span text:style-name="T38">对象的正文。</text:span><text:span text:style-name="T39">（本层）</text:span></text:p>
      <text:p text:style-name="P29"/>
      <text:p text:style-name="P29">function a() {</text:p>
      <text:p text:style-name="P29"><text:tab/>console.log(a.caller); // 得到的是函数b,<text:span text:style-name="T90">输出最近一层的嵌套</text:span></text:p>
      <text:p text:style-name="P29">}</text:p>
      <text:p text:style-name="P29"/>
      <text:p text:style-name="P29">function b() { </text:p>
      <text:p text:style-name="P29"><text:tab/>a();</text:p>
      <text:p text:style-name="P29">}</text:p>
      <text:p text:style-name="P29"/>
      <text:p text:style-name="P29">function c() {</text:p>
      <text:p text:style-name="P29"><text:tab/>b();</text:p>
      <text:p text:style-name="P29">}</text:p>
      <text:p text:style-name="P29"/>
      <text:p text:style-name="P29">c();</text:p>
      <text:p text:style-name="P29"/>
      <text:p text:style-name="P32">26. 手写一个快速排序法</text:p>
      <text:p text:style-name="P34">function quickSort(arr) {</text:p>
      <text:p text:style-name="P34"><text:tab/>var middleIndex = "";</text:p>
      <text:p text:style-name="P34"><text:tab/>var middleItem = [];</text:p>
      <text:p text:style-name="P34"><text:tab/>var leftArr = [];</text:p>
      <text:p text:style-name="P34"><text:tab/>var rightArr = [];</text:p>
      <text:p text:style-name="P34"><text:tab/>var length = arr.length;</text:p>
      <text:p text:style-name="P34"/>
      <text:p text:style-name="P34"><text:tab/>// 只有一个内容则直接返回</text:p>
      <text:p text:style-name="P34"><text:tab/>if (length &lt;= 1) {</text:p>
      <text:p text:style-name="P34"><text:tab/><text:tab/>return arr;</text:p>
      <text:p text:style-name="P34"><text:tab/>}</text:p>
      <text:p text:style-name="P34"/>
      <text:p text:style-name="P34"><text:tab/>// 如果有2个及以上</text:p>
      <text:p text:style-name="P34"><text:tab/>// 统一做向下舍去,如果长度为2，此属性为1，指向第二个元素</text:p>
      <text:p text:style-name="P34"><text:tab/>middleIndex = Math.floor(length/2);</text:p>
      <text:p text:style-name="P34"><text:tab/>middleItem.push(arr[middleIndex]);</text:p>
      <text:p text:style-name="P34"/>
      <text:p text:style-name="P34"><text:tab/>// 取出左右数组</text:p>
      <text:p text:style-name="P34"><text:tab/>for (var i = 0; i &lt; arr.length; i++) {</text:p>
      <text:p text:style-name="P34"><text:soft-page-break/></text:p>
      <text:p text:style-name="P34"><text:tab/><text:tab/>// 剔除中间的那个数组，把与中间项相等的，放在后面</text:p>
      <text:p text:style-name="P34"><text:tab/><text:tab/>if (i !== middleIndex) {</text:p>
      <text:p text:style-name="P34"><text:tab/><text:tab/><text:tab/>if (arr[i] &lt; middleItem) {</text:p>
      <text:p text:style-name="P34"><text:tab/><text:tab/><text:tab/><text:tab/>leftArr.push(arr[i]);</text:p>
      <text:p text:style-name="P34"/>
      <text:p text:style-name="P34"><text:tab/><text:tab/><text:tab/>} else if (arr[i] &gt;= middleItem) {</text:p>
      <text:p text:style-name="P34"><text:tab/><text:tab/><text:tab/><text:tab/>rightArr.push(arr[i]);</text:p>
      <text:p text:style-name="P34"><text:tab/><text:tab/><text:tab/>}</text:p>
      <text:p text:style-name="P34"><text:tab/><text:tab/>}</text:p>
      <text:p text:style-name="P34"/>
      <text:p text:style-name="P34"><text:tab/>}</text:p>
      <text:p text:style-name="P34"/>
      <text:p text:style-name="P34"><text:tab/>return arguments.callee(leftArr).concat(middleItem, arguments.callee(rightArr));</text:p>
      <text:p text:style-name="P34">}</text:p>
      <text:p text:style-name="P32"/>
      <text:p text:style-name="P33">29.手写一个冒泡排序法</text:p>
      <text:p text:style-name="P34">// 冒泡排序法</text:p>
      <text:p text:style-name="P34">function bubbleSort(arr) {</text:p>
      <text:p text:style-name="P34"><text:tab/>var temp,</text:p>
      <text:p text:style-name="P34"><text:tab/><text:tab/>length =arr.length,</text:p>
      <text:p text:style-name="P34"><text:tab/><text:tab/>flag = false;</text:p>
      <text:p text:style-name="P34"/>
      <text:p text:style-name="P34"><text:tab/>// 循环次数</text:p>
      <text:p text:style-name="P34"><text:tab/>// 外层循环只要(长度 - 1)即可，因为最后一个不需要排</text:p>
      <text:p text:style-name="P34"><text:tab/>for (var i = 0; i &lt; length - 1; i++) {</text:p>
      <text:p text:style-name="P34"/>
      <text:p text:style-name="P34"><text:tab/><text:tab/>// 重置状态码</text:p>
      <text:p text:style-name="P34"><text:tab/><text:tab/>flag = false;</text:p>
      <text:p text:style-name="P34"/>
      <text:p text:style-name="P34"><text:tab/><text:tab/>for (var j = 0; j &lt; length - i; j ++) {</text:p>
      <text:p text:style-name="P34"><text:tab/><text:tab/><text:tab/>// 排序是从由先往后排</text:p>
      <text:p text:style-name="P34"><text:tab/><text:tab/><text:tab/>// 把大的排到后面，每排一次都有一个最大的数据排到栈尾</text:p>
      <text:p text:style-name="P34"><text:tab/><text:tab/><text:tab/>if (arr[j] &gt; arr[j + 1]) {</text:p>
      <text:p text:style-name="P34"><text:tab/><text:tab/><text:tab/><text:tab/>temp = arr[j];</text:p>
      <text:p text:style-name="P34"><text:tab/><text:tab/><text:tab/><text:tab/>arr[j] = arr[j + 1];</text:p>
      <text:p text:style-name="P34"><text:tab/><text:tab/><text:tab/><text:tab/>arr[j + 1] = temp;</text:p>
      <text:p text:style-name="P34"/>
      <text:p text:style-name="P34"><text:tab/><text:tab/><text:tab/><text:tab/>// 说明进来进行排序过</text:p>
      <text:p text:style-name="P34"><text:tab/><text:tab/><text:tab/><text:tab/>flag = true;</text:p>
      <text:p text:style-name="P34"><text:tab/><text:tab/><text:tab/>}</text:p>
      <text:p text:style-name="P34"><text:tab/><text:tab/>}</text:p>
      <text:p text:style-name="P34"/>
      <text:p text:style-name="P34"><text:soft-page-break/><text:tab/><text:tab/>// 说明此次内循环没有进行排序，意味着可以直接退出总循环</text:p>
      <text:p text:style-name="P34"><text:tab/><text:tab/>if (flag === false) {</text:p>
      <text:p text:style-name="P34"><text:tab/><text:tab/><text:tab/>return arr;</text:p>
      <text:p text:style-name="P34"><text:tab/><text:tab/>}</text:p>
      <text:p text:style-name="P34"><text:tab/>}</text:p>
      <text:p text:style-name="P34">}</text:p>
      <text:p text:style-name="P34"/>
      <text:p text:style-name="P33">20.手写一个二分法查找</text:p>
      <text:p text:style-name="P34">function binarySearch(arr, total) {</text:p>
      <text:p text:style-name="P34"><text:tab/>var totalIndex = 0;</text:p>
      <text:p text:style-name="P34"><text:tab/>// 二分法查找, 返回下标</text:p>
      <text:p text:style-name="P34"><text:tab/>var ret = (function (arr, total) {</text:p>
      <text:p text:style-name="P34"/>
      <text:p text:style-name="P34"><text:tab/><text:tab/>var length = arr.length;</text:p>
      <text:p text:style-name="P34"/>
      <text:p text:style-name="P34"><text:tab/><text:tab/>// 中间值为向下舍去值</text:p>
      <text:p text:style-name="P34"><text:tab/><text:tab/>// 是为了确保数组只有一个值的时候middleIndex为0</text:p>
      <text:p text:style-name="P34"><text:tab/><text:tab/>var middleIndex = Math.floor(length/2);</text:p>
      <text:p text:style-name="P34"/>
      <text:p text:style-name="P34"><text:tab/><text:tab/>// 如果是空数组，则直接返回</text:p>
      <text:p text:style-name="P34"><text:tab/><text:tab/>if (length &lt; 1) {</text:p>
      <text:p text:style-name="P34"><text:tab/><text:tab/><text:tab/>return "no one;" + totalIndex;</text:p>
      <text:p text:style-name="P34"><text:tab/><text:tab/>}</text:p>
      <text:p text:style-name="P34"/>
      <text:p text:style-name="P34"><text:tab/><text:tab/>// 如果目标大于中间值</text:p>
      <text:p text:style-name="P34"><text:tab/><text:tab/>if (total &gt; arr[middleIndex]) {</text:p>
      <text:p text:style-name="P34"><text:tab/><text:tab/><text:tab/>totalIndex += middleIndex;</text:p>
      <text:p text:style-name="P34"><text:tab/><text:tab/><text:tab/>return arguments.callee(arr.slice(middleIndex), total);</text:p>
      <text:p text:style-name="P34"><text:tab/><text:tab/>} else if (total &lt; arr[middleIndex]) {</text:p>
      <text:p text:style-name="P34"><text:tab/><text:tab/><text:tab/>return arguments.callee(arr.slice(0, middleIndex), total);</text:p>
      <text:p text:style-name="P34"><text:tab/><text:tab/>} else {</text:p>
      <text:p text:style-name="P34"><text:tab/><text:tab/><text:tab/>totalIndex += middleIndex;</text:p>
      <text:p text:style-name="P34"><text:tab/><text:tab/><text:tab/>return (total + ";" + totalIndex);</text:p>
      <text:p text:style-name="P34"><text:tab/><text:tab/>}</text:p>
      <text:p text:style-name="P34"><text:tab/>})(arr, total);</text:p>
      <text:p text:style-name="P34"/>
      <text:p text:style-name="P34"><text:tab/>return ret;</text:p>
      <text:p text:style-name="P34">}</text:p>
      <text:p text:style-name="P33"/>
      <text:p text:style-name="P6"><text:span text:style-name="Strong_20_Emphasis"><text:span text:style-name="T40">27.</text:span></text:span><text:span text:style-name="Strong_20_Emphasis"><text:span text:style-name="T60">如果一对兔子每月生一对兔子；一对新生兔，从第二个月起就开始生兔子；假定每对兔子都是一雌一雄，试问一对兔子，第</text:span></text:span><text:span text:style-name="Strong_20_Emphasis"><text:span text:style-name="T34">n</text:span></text:span><text:span text:style-name="Strong_20_Emphasis"><text:span text:style-name="T60">个月能繁殖成多少对兔子</text:span></text:span><text:span text:style-name="Strong_20_Emphasis"><text:span text:style-name="T58">？(</text:span></text:span><text:span text:style-name="Strong_20_Emphasis"><text:span text:style-name="T60">提示：可以用</text:span></text:span><text:span text:style-name="Strong_20_Emphasis"><text:span text:style-name="T40">斐波那契数列)</text:span></text:span></text:p>
      <text:p text:style-name="P7"><text:span text:style-name="Strong_20_Emphasis"><text:span text:style-name="T43">// 1,1,2,3,5,8,13,21,34,55 ......</text:span></text:span></text:p>
      <text:p text:style-name="P7"><text:span text:style-name="Strong_20_Emphasis"><text:span text:style-name="T43">// num是项的数量</text:span></text:span></text:p>
      <text:p text:style-name="P7"><text:soft-page-break/><text:span text:style-name="Strong_20_Emphasis"><text:span text:style-name="T43">function add(num) {</text:span></text:span></text:p>
      <text:p text:style-name="P7"><text:span text:style-name="Strong_20_Emphasis"><text:span text:style-name="T43"><text:tab/>var index = num - 1;// index是下标</text:span></text:span></text:p>
      <text:p text:style-name="P7"><text:span text:style-name="Strong_20_Emphasis"><text:span text:style-name="T43"/></text:span></text:p>
      <text:p text:style-name="P7"><text:span text:style-name="Strong_20_Emphasis"><text:span text:style-name="T43"><text:tab/>if (num === 1) {</text:span></text:span></text:p>
      <text:p text:style-name="P7"><text:span text:style-name="Strong_20_Emphasis"><text:span text:style-name="T43"><text:tab/><text:tab/>return 1;</text:span></text:span></text:p>
      <text:p text:style-name="P7"><text:span text:style-name="Strong_20_Emphasis"><text:span text:style-name="T43"><text:tab/>} else if (num === 2) {</text:span></text:span></text:p>
      <text:p text:style-name="P7"><text:span text:style-name="Strong_20_Emphasis"><text:span text:style-name="T43"><text:tab/><text:tab/>return 1;</text:span></text:span></text:p>
      <text:p text:style-name="P7"><text:span text:style-name="Strong_20_Emphasis"><text:span text:style-name="T43"><text:tab/>} else {</text:span></text:span></text:p>
      <text:p text:style-name="P7"><text:span text:style-name="Strong_20_Emphasis"><text:span text:style-name="T43"><text:tab/><text:tab/>if (num &gt; 2) {</text:span></text:span></text:p>
      <text:p text:style-name="P7"><text:span text:style-name="Strong_20_Emphasis"><text:span text:style-name="T43"><text:tab/><text:tab/><text:tab/>return arguments.callee(num - 1) + arguments.callee(num - 2);</text:span></text:span></text:p>
      <text:p text:style-name="P7"><text:span text:style-name="Strong_20_Emphasis"><text:span text:style-name="T43"><text:tab/><text:tab/>}</text:span></text:span></text:p>
      <text:p text:style-name="P7"><text:span text:style-name="Strong_20_Emphasis"><text:span text:style-name="T43"><text:tab/>}</text:span></text:span></text:p>
      <text:p text:style-name="P7"><text:span text:style-name="Strong_20_Emphasis"><text:span text:style-name="T43">}</text:span></text:span></text:p>
      <text:p text:style-name="P7"><text:span text:style-name="Strong_20_Emphasis"><text:span text:style-name="T43"/></text:span></text:p>
      <text:p text:style-name="P7"><text:span text:style-name="Strong_20_Emphasis"><text:span text:style-name="T43">add(9);// 34</text:span></text:span></text:p>
      <text:p text:style-name="P7"><text:span text:style-name="Strong_20_Emphasis"><text:span text:style-name="T43">add();//55</text:span></text:span></text:p>
      <text:p text:style-name="P6"><text:span text:style-name="Strong_20_Emphasis"><text:span text:style-name="T42"/></text:span></text:p>
      <text:p text:style-name="P16"><text:span text:style-name="Strong_20_Emphasis"><text:span text:style-name="T61">28.什么是闭包，解释下闭包以及其应用</text:span></text:span><text:span text:style-name="Strong_20_Emphasis"><text:span text:style-name="T68">(首先解释下作用域链)</text:span></text:span><text:span text:style-name="Strong_20_Emphasis"><text:span text:style-name="T61">。</text:span></text:span></text:p>
      <text:p text:style-name="P22"><text:span text:style-name="Strong_20_Emphasis"><text:span text:style-name="T46">答：</text:span></text:span><text:span text:style-name="Strong_20_Emphasis"><text:span text:style-name="T55">闭包是指有权访问另一个函数作用域中的变量的函数。</text:span></text:span></text:p>
      <text:p text:style-name="P22"><text:span text:style-name="Strong_20_Emphasis"><text:span text:style-name="T46">当代码在一个环境中执行时，会创建变量对象的一个作用域链，用来保证对执行环境有权访问的所有变量和函数的有序访问。</text:span></text:span><text:span text:style-name="Strong_20_Emphasis"><text:span text:style-name="T47">内部环境可以访问所有的外部环境，但外部环境不能访问内部环境中任何的变量和函数</text:span></text:span><text:span text:style-name="Strong_20_Emphasis"><text:span text:style-name="T52">，而且这些变量不会随上一级函数的执行完成而销毁。</text:span></text:span></text:p>
      <text:p text:style-name="P19"><text:span text:style-name="Strong_20_Emphasis"><text:span text:style-name="T48">闭包带来的问题：</text:span></text:span></text:p>
      <text:list xml:id="list8630836703301478502" text:style-name="L3">
        <text:list-item>
          <text:p text:style-name="P48"><text:span text:style-name="Strong_20_Emphasis"><text:span text:style-name="T48">1.闭包会携带函数作用域，因此会占更多内存。</text:span></text:span></text:p>
        </text:list-item>
        <text:list-item>
          <text:p text:style-name="P48"><text:span text:style-name="Strong_20_Emphasis"><text:span text:style-name="T48">2.闭包只能取得包含函数中任何变量的最后一个值。</text:span></text:span></text:p>
        </text:list-item>
        <text:list-item>
          <text:p text:style-name="P48"><text:span text:style-name="Strong_20_Emphasis"><text:span text:style-name="T49">3.闭包会改变this指向，非严格模式下都为window。</text:span></text:span></text:p>
        </text:list-item>
      </text:list>
      <text:p text:style-name="P17"><text:span text:style-name="Strong_20_Emphasis"><text:span text:style-name="T48"/></text:span></text:p>
      <text:p text:style-name="P18"><text:span text:style-name="Strong_20_Emphasis"><text:span text:style-name="T65">34. this指向受什么影响</text:span></text:span></text:p>
      <text:p text:style-name="P19"><text:span text:style-name="Strong_20_Emphasis"><text:span text:style-name="T50">1.call,apply改变</text:span></text:span></text:p>
      <text:p text:style-name="P19"><text:span text:style-name="Strong_20_Emphasis"><text:span text:style-name="T50">2.当函数被作为某个对象的方法调用是，this指向那个对象</text:span></text:span><text:span text:style-name="Strong_20_Emphasis"><text:span text:style-name="T51">。</text:span></text:span><text:span text:style-name="Strong_20_Emphasis"><text:span text:style-name="T50">(这里要注意是如果有多个对象最后一个对象)</text:span></text:span></text:p>
      <text:p text:style-name="P22"><text:span text:style-name="Strong_20_Emphasis"><text:span text:style-name="T55">3.</text:span></text:span><text:span text:style-name="Strong_20_Emphasis"><text:span text:style-name="T57">在没有明确的调用对象情况下this就是window</text:span></text:span></text:p>
      <text:p text:style-name="P24"><text:span text:style-name="Strong_20_Emphasis"><text:span text:style-name="T56"/></text:span></text:p>
      <text:p text:style-name="P15"><text:span text:style-name="Strong_20_Emphasis"><text:span text:style-name="T67">31.解释下MVP,MVVM</text:span></text:span></text:p>
      <text:list xml:id="list1534067806686678350" text:style-name="L4">
        <text:list-item>
          <text:p text:style-name="P49"><text:span text:style-name="Strong_20_Emphasis"><text:span text:style-name="T56">MVP跟MVVM两者原理相似</text:span></text:span></text:p>
        </text:list-item>
      </text:list>
      <text:p text:style-name="P2"><text:span text:style-name="T96">1. </text:span><text:span text:style-name="T97">各部分之间的通信，都是双向的。</text:span></text:p>
      <text:p text:style-name="P40"><text:span text:style-name="T96">2. View </text:span><text:span text:style-name="T97">与 </text:span><text:span text:style-name="T96">Model </text:span><text:span text:style-name="T97">不发生联系，都通过 </text:span><text:span text:style-name="T96">Presenter </text:span><text:span text:style-name="T97">传递。</text:span></text:p>
      <text:p text:style-name="P40"><text:span text:style-name="T96">3. View </text:span><text:span text:style-name="T97">非常薄，不部署任何业务逻辑，称为</text:span><text:span text:style-name="T96">"</text:span><text:span text:style-name="T97">被动视图</text:span><text:span text:style-name="T96">"</text:span><text:span text:style-name="T97">（</text:span><text:span text:style-name="T96">Passive View</text:span><text:span text:style-name="T97">），即没有任何主动性，而 </text:span><text:span text:style-name="T96">Presenter</text:span><text:span text:style-name="T97">非常厚，所有逻辑都部署在那里。</text:span></text:p>
      <text:p text:style-name="P9"/>
      <text:p text:style-name="P9"><text:span text:style-name="Strong_20_Emphasis"><text:span text:style-name="T61"/></text:span></text:p>
      <text:p text:style-name="P9"><text:span text:style-name="Strong_20_Emphasis"><text:span text:style-name="T61">29：</text:span></text:span><text:span text:style-name="Strong_20_Emphasis"><text:span text:style-name="T41">函数声明与函数表达式的区别？</text:span></text:span><text:span text:style-name="Strong_20_Emphasis"><text:span text:style-name="T71">　</text:span></text:span><text:span text:style-name="Strong_20_Emphasis"><text:span text:style-name="T61"> </text:span></text:span></text:p>
      <text:p text:style-name="P6"><text:span text:style-name="Strong_20_Emphasis"><text:span text:style-name="T42"><text:s text:c="8"/>在</text:span></text:span><text:span text:style-name="Strong_20_Emphasis"><text:span text:style-name="T33">Javscript</text:span></text:span><text:span text:style-name="Strong_20_Emphasis"><text:span text:style-name="T42">中，解析器在向执行环境中加载数据时，对函数声明和函数表达式并非是一视同仁的，解析器会率先读取函数声明，并使其在执行任何代码之前可用（可以访问），至于函数表达式，则必须等到解析器执行到它所在的代码行，才会真正被解析执行。（函数声明提升） </text:span></text:span></text:p>
      <text:p text:style-name="P6"><text:soft-page-break/><text:span text:style-name="Strong_20_Emphasis"><text:span text:style-name="T42"/></text:span></text:p>
      <text:p text:style-name="P22"><text:span text:style-name="Strong_20_Emphasis"><text:span text:style-name="T76"/></text:span></text:p>
      <text:p text:style-name="P22"><text:span text:style-name="Strong_20_Emphasis"><text:span text:style-name="T76"/></text:span></text:p>
      <text:p text:style-name="P22"><text:span text:style-name="Strong_20_Emphasis"><text:span text:style-name="T76"/></text:span></text:p>
      <text:p text:style-name="P22"><text:span text:style-name="Strong_20_Emphasis"><text:span text:style-name="T76"/></text:span></text:p>
      <text:p text:style-name="P22"><text:span text:style-name="Strong_20_Emphasis"><text:span text:style-name="T76">31.ajax的四种状态</text:span></text:span></text:p>
      <text:p text:style-name="P23"><text:span text:style-name="Strong_20_Emphasis"><text:span text:style-name="T76"><text:s text:c="4"/></text:span></text:span><text:span text:style-name="Strong_20_Emphasis"><text:span text:style-name="T77"><text:s text:c="2"/></text:span></text:span><text:span text:style-name="Strong_20_Emphasis"><text:span text:style-name="T80">0：</text:span></text:span><text:span text:style-name="Strong_20_Emphasis"><text:span text:style-name="T79">未</text:span></text:span><text:span text:style-name="Strong_20_Emphasis"><text:span text:style-name="T78">初始化</text:span></text:span><text:span text:style-name="Strong_20_Emphasis"><text:span text:style-name="T79">。尚未调用open()方法。</text:span></text:span></text:p>
      <text:p text:style-name="P23"><text:span text:style-name="Strong_20_Emphasis"><text:span text:style-name="T79"><text:s text:c="4"/></text:span></text:span><text:span text:style-name="Strong_20_Emphasis"><text:span text:style-name="T78"><text:s text:c="2"/>1：</text:span></text:span><text:span text:style-name="Strong_20_Emphasis"><text:span text:style-name="T81">启动。</text:span></text:span><text:span text:style-name="Strong_20_Emphasis"><text:span text:style-name="T78">open调用 <text:s/></text:span></text:span></text:p>
      <text:p text:style-name="P23"><text:span text:style-name="Strong_20_Emphasis"><text:span text:style-name="T78"><text:s text:c="6"/>2：</text:span></text:span><text:span text:style-name="Strong_20_Emphasis"><text:span text:style-name="T81">发送。已经调用send()方法，但尚未调用send()方法</text:span></text:span><text:span text:style-name="Strong_20_Emphasis"><text:span text:style-name="T78"> </text:span></text:span></text:p>
      <text:p text:style-name="P23"><text:span text:style-name="Strong_20_Emphasis"><text:span text:style-name="T78"><text:s text:c="6"/>3：</text:span></text:span><text:span text:style-name="Strong_20_Emphasis"><text:span text:style-name="T81">接收。已经收到部分相应数据</text:span></text:span><text:span text:style-name="Strong_20_Emphasis"><text:span text:style-name="T78">。</text:span></text:span></text:p>
      <text:p text:style-name="P22"><text:span text:style-name="Strong_20_Emphasis"><text:span text:style-name="T78"><text:s text:c="6"/>4：</text:span></text:span><text:span text:style-name="Strong_20_Emphasis"><text:span text:style-name="T81">完成。已经接收到全部响应数据，而且已经可以在客户端使用了。</text:span></text:span></text:p>
      <text:p text:style-name="P22"><text:span text:style-name="Strong_20_Emphasis"><text:span text:style-name="T76"/></text:span></text:p>
      <text:p text:style-name="P22"><text:span text:style-name="Strong_20_Emphasis"><text:span text:style-name="T76"/></text:span></text:p>
      <text:p text:style-name="P10"><text:span text:style-name="Strong_20_Emphasis"><text:span text:style-name="T62">30.请手写一个简洁的原生ajax</text:span></text:span></text:p>
      <text:p text:style-name="P12"><text:span text:style-name="Strong_20_Emphasis"><text:span text:style-name="T45">function createXHR() {</text:span></text:span></text:p>
      <text:p text:style-name="P12"><text:span text:style-name="Strong_20_Emphasis"><text:span text:style-name="T45"><text:s/><text:tab/>if (window.XMLHttpRequest) {</text:span></text:span></text:p>
      <text:p text:style-name="P12"><text:span text:style-name="Strong_20_Emphasis"><text:span text:style-name="T45"><text:s/><text:tab/><text:tab/>xhr = new XMLHttpRequest();</text:span></text:span></text:p>
      <text:p text:style-name="P12"><text:span text:style-name="Strong_20_Emphasis"><text:span text:style-name="T45"><text:s/><text:tab/>} else {</text:span></text:span></text:p>
      <text:p text:style-name="P12"><text:span text:style-name="Strong_20_Emphasis"><text:span text:style-name="T45"><text:s/><text:tab/><text:tab/>xhr = new ActiveXObject("Microsoft.XMLHTTP");</text:span></text:span></text:p>
      <text:p text:style-name="P12"><text:span text:style-name="Strong_20_Emphasis"><text:span text:style-name="T45"><text:s/><text:tab/>}</text:span></text:span></text:p>
      <text:p text:style-name="P12"><text:span text:style-name="Strong_20_Emphasis"><text:span text:style-name="T45"><text:s/><text:tab/>return xhr;</text:span></text:span></text:p>
      <text:p text:style-name="P12"><text:span text:style-name="Strong_20_Emphasis"><text:span text:style-name="T45">}</text:span></text:span></text:p>
      <text:p text:style-name="P12"><text:span text:style-name="Strong_20_Emphasis"><text:span text:style-name="T45">var xhr = createXHR();</text:span></text:span></text:p>
      <text:p text:style-name="P12"><text:span text:style-name="Strong_20_Emphasis"><text:span text:style-name="T45"/></text:span></text:p>
      <text:p text:style-name="P12"><text:span text:style-name="Strong_20_Emphasis"><text:span text:style-name="T45">// onreadystatechange</text:span></text:span></text:p>
      <text:p text:style-name="P12"><text:span text:style-name="Strong_20_Emphasis"><text:span text:style-name="T45">xhr.onreadystatechange = function() {</text:span></text:span></text:p>
      <text:p text:style-name="P12"><text:span text:style-name="Strong_20_Emphasis"><text:span text:style-name="T45"><text:s text:c="4"/>if(xhr.readyState == 4) {</text:span></text:span></text:p>
      <text:p text:style-name="P12"><text:span text:style-name="Strong_20_Emphasis"><text:span text:style-name="T45"><text:s text:c="8"/>if((xhr.status &gt;= 200 &amp;&amp; xhr.status &lt;300) || xhr.status == 304) {</text:span></text:span></text:p>
      <text:p text:style-name="P12"><text:span text:style-name="Strong_20_Emphasis"><text:span text:style-name="T45"><text:s text:c="12"/>console.log(xhr.responseText);</text:span></text:span></text:p>
      <text:p text:style-name="P12"><text:span text:style-name="Strong_20_Emphasis"><text:span text:style-name="T45"><text:s text:c="8"/>} else {</text:span></text:span></text:p>
      <text:p text:style-name="P12"><text:span text:style-name="Strong_20_Emphasis"><text:span text:style-name="T45"><text:s text:c="12"/>console.log("error:" + xhr.status);</text:span></text:span></text:p>
      <text:p text:style-name="P12"><text:span text:style-name="Strong_20_Emphasis"><text:span text:style-name="T45"><text:s text:c="8"/>}</text:span></text:span></text:p>
      <text:p text:style-name="P12"><text:span text:style-name="Strong_20_Emphasis"><text:span text:style-name="T45"><text:s text:c="4"/>}</text:span></text:span></text:p>
      <text:p text:style-name="P12"><text:span text:style-name="Strong_20_Emphasis"><text:span text:style-name="T45">};</text:span></text:span></text:p>
      <text:p text:style-name="P12"><text:span text:style-name="Strong_20_Emphasis"><text:span text:style-name="T45"/></text:span></text:p>
      <text:p text:style-name="P12"><text:span text:style-name="Strong_20_Emphasis"><text:span text:style-name="T45">xhr.open("POST", "example.php", "true");</text:span></text:span></text:p>
      <text:p text:style-name="P12"><text:span text:style-name="Strong_20_Emphasis"><text:span text:style-name="T45">xhr.send("a=1&amp;b=2");</text:span></text:span></text:p>
      <text:p text:style-name="P12"><text:span text:style-name="Strong_20_Emphasis"><text:span text:style-name="T45"/></text:span></text:p>
      <text:p text:style-name="P11"><text:span text:style-name="Strong_20_Emphasis"><text:span text:style-name="T63">31.请手写一个拖拽dom</text:span></text:span></text:p>
      <text:p text:style-name="P20"><text:span text:style-name="Strong_20_Emphasis"><text:span text:style-name="T59"><text:tab/>// 初始化属性</text:span></text:span></text:p>
      <text:p text:style-name="P20"><text:span text:style-name="Strong_20_Emphasis"><text:span text:style-name="T59"><text:tab/>var mouseOffsetX = 0;</text:span></text:span></text:p>
      <text:p text:style-name="P20"><text:span text:style-name="Strong_20_Emphasis"><text:span text:style-name="T59"><text:tab/>var mouseOffsetY = 0;</text:span></text:span></text:p>
      <text:p text:style-name="P20"><text:span text:style-name="Strong_20_Emphasis"><text:span text:style-name="T59"/></text:span></text:p>
      <text:p text:style-name="P20"><text:span text:style-name="Strong_20_Emphasis"><text:span text:style-name="T59"><text:tab/>// 可移动标志位</text:span></text:span></text:p>
      <text:p text:style-name="P20"><text:span text:style-name="Strong_20_Emphasis"><text:span text:style-name="T59"><text:tab/>var isDraging = false;</text:span></text:span></text:p>
      <text:p text:style-name="P20"><text:span text:style-name="Strong_20_Emphasis"><text:span text:style-name="T59"><text:tab/>var title = document.querySelector(".title");</text:span></text:span></text:p>
      <text:p text:style-name="P20"><text:soft-page-break/><text:span text:style-name="Strong_20_Emphasis"><text:span text:style-name="T59"><text:tab/>var cont = document.querySelector(".cont");</text:span></text:span></text:p>
      <text:p text:style-name="P20"><text:span text:style-name="Strong_20_Emphasis"><text:span text:style-name="T59"/></text:span></text:p>
      <text:p text:style-name="P20"><text:span text:style-name="Strong_20_Emphasis"><text:span text:style-name="T59"><text:tab/>// 按下</text:span></text:span></text:p>
      <text:p text:style-name="P20"><text:span text:style-name="Strong_20_Emphasis"><text:span text:style-name="T59"><text:tab/>cont.addEventListener("mousedown", function(e) {</text:span></text:span></text:p>
      <text:p text:style-name="P20"><text:span text:style-name="Strong_20_Emphasis"><text:span text:style-name="T59"><text:tab/><text:tab/>console.log(1)</text:span></text:span></text:p>
      <text:p text:style-name="P20"><text:span text:style-name="Strong_20_Emphasis"><text:span text:style-name="T59"><text:tab/><text:tab/>// 计算当前位置</text:span></text:span></text:p>
      <text:p text:style-name="P20"><text:span text:style-name="Strong_20_Emphasis"><text:span text:style-name="T59"><text:tab/><text:tab/>mouseOffsetX = e.pageX - cont.offsetLeft;</text:span></text:span></text:p>
      <text:p text:style-name="P20"><text:span text:style-name="Strong_20_Emphasis"><text:span text:style-name="T59"><text:tab/><text:tab/>mouseOffsetY = e.pageY - cont.offsetTop;</text:span></text:span></text:p>
      <text:p text:style-name="P20"><text:span text:style-name="Strong_20_Emphasis"><text:span text:style-name="T59"><text:tab/><text:tab/>isDraging = true;</text:span></text:span></text:p>
      <text:p text:style-name="P20"><text:span text:style-name="Strong_20_Emphasis"><text:span text:style-name="T59"><text:tab/>});</text:span></text:span></text:p>
      <text:p text:style-name="P20"><text:span text:style-name="Strong_20_Emphasis"><text:span text:style-name="T59"><text:tab/>// 移动</text:span></text:span></text:p>
      <text:p text:style-name="P20"><text:span text:style-name="Strong_20_Emphasis"><text:span text:style-name="T59"><text:tab/>document.onmousemove = function(e) {</text:span></text:span></text:p>
      <text:p text:style-name="P20"><text:span text:style-name="Strong_20_Emphasis"><text:span text:style-name="T59"><text:tab/><text:tab/>if (isDraging === true) {</text:span></text:span></text:p>
      <text:p text:style-name="P20"><text:span text:style-name="Strong_20_Emphasis"><text:span text:style-name="T59"><text:tab/><text:tab/><text:tab/>// 计算当前位置</text:span></text:span></text:p>
      <text:p text:style-name="P20"><text:span text:style-name="Strong_20_Emphasis"><text:span text:style-name="T59"><text:tab/><text:tab/><text:tab/>var x = e.pageX - mouseOffsetX;</text:span></text:span></text:p>
      <text:p text:style-name="P20"><text:span text:style-name="Strong_20_Emphasis"><text:span text:style-name="T59"><text:tab/><text:tab/><text:tab/>var y = e.pageY - mouseOffsetY;</text:span></text:span></text:p>
      <text:p text:style-name="P20"><text:span text:style-name="Strong_20_Emphasis"><text:span text:style-name="T59"/></text:span></text:p>
      <text:p text:style-name="P20"><text:span text:style-name="Strong_20_Emphasis"><text:span text:style-name="T59"><text:tab/><text:tab/><text:tab/>// 范围限定防止拖拽出浏览器边界</text:span></text:span></text:p>
      <text:p text:style-name="P20"><text:span text:style-name="Strong_20_Emphasis"><text:span text:style-name="T59"><text:tab/><text:tab/><text:tab/>var clientWidth = document.body.clientWidth;</text:span></text:span></text:p>
      <text:p text:style-name="P20"><text:span text:style-name="Strong_20_Emphasis"><text:span text:style-name="T59"><text:tab/><text:tab/><text:tab/>var clientHeight = document.body.clientHeight;</text:span></text:span></text:p>
      <text:p text:style-name="P20"><text:span text:style-name="Strong_20_Emphasis"><text:span text:style-name="T59"/></text:span></text:p>
      <text:p text:style-name="P20"><text:span text:style-name="Strong_20_Emphasis"><text:span text:style-name="T59"><text:tab/><text:tab/><text:tab/>var contWidth = cont.offsetWidth;</text:span></text:span></text:p>
      <text:p text:style-name="P20"><text:span text:style-name="Strong_20_Emphasis"><text:span text:style-name="T59"><text:tab/><text:tab/><text:tab/>var contHeight = cont.offsetHeight;</text:span></text:span></text:p>
      <text:p text:style-name="P20"><text:span text:style-name="Strong_20_Emphasis"><text:span text:style-name="T59"><text:tab/><text:tab/><text:tab/>// var maxX = clientWidth - contWidth;</text:span></text:span></text:p>
      <text:p text:style-name="P20"><text:span text:style-name="Strong_20_Emphasis"><text:span text:style-name="T59"><text:tab/><text:tab/><text:tab/>// var maxY = clientHeight -contHeight;</text:span></text:span></text:p>
      <text:p text:style-name="P20"><text:span text:style-name="Strong_20_Emphasis"><text:span text:style-name="T59"><text:tab/><text:tab/><text:tab/></text:span></text:span></text:p>
      <text:p text:style-name="P20"><text:span text:style-name="Strong_20_Emphasis"><text:span text:style-name="T59"><text:tab/><text:tab/><text:tab/>// x = Math.min(maxX, Math.max(0, x));</text:span></text:span></text:p>
      <text:p text:style-name="P20"><text:span text:style-name="Strong_20_Emphasis"><text:span text:style-name="T59"><text:tab/><text:tab/><text:tab/>// y = Math.min(maxY, Math.max(0, y));</text:span></text:span></text:p>
      <text:p text:style-name="P20"><text:span text:style-name="Strong_20_Emphasis"><text:span text:style-name="T59"><text:tab/><text:tab/><text:tab/>cont.style.left = <text:s/>x + "px";</text:span></text:span></text:p>
      <text:p text:style-name="P20"><text:span text:style-name="Strong_20_Emphasis"><text:span text:style-name="T59"><text:tab/><text:tab/><text:tab/>cont.style.top =y + "px";</text:span></text:span></text:p>
      <text:p text:style-name="P20"><text:span text:style-name="Strong_20_Emphasis"><text:span text:style-name="T59"><text:tab/><text:tab/>}</text:span></text:span></text:p>
      <text:p text:style-name="P20"><text:span text:style-name="Strong_20_Emphasis"><text:span text:style-name="T59"><text:tab/>};</text:span></text:span></text:p>
      <text:p text:style-name="P20"><text:span text:style-name="Strong_20_Emphasis"><text:span text:style-name="T59"><text:tab/></text:span></text:span></text:p>
      <text:p text:style-name="P20"><text:span text:style-name="Strong_20_Emphasis"><text:span text:style-name="T59"><text:tab/>// 弹起</text:span></text:span></text:p>
      <text:p text:style-name="P20"><text:span text:style-name="Strong_20_Emphasis"><text:span text:style-name="T59"><text:tab/>document.onmouseup = function() {</text:span></text:span></text:p>
      <text:p text:style-name="P20"><text:span text:style-name="Strong_20_Emphasis"><text:span text:style-name="T59"><text:tab/><text:tab/>isDraging = false;</text:span></text:span></text:p>
      <text:p text:style-name="P20"><text:span text:style-name="Strong_20_Emphasis"><text:span text:style-name="T59"><text:tab/>};</text:span></text:span></text:p>
      <text:p text:style-name="P6"><text:span text:style-name="Strong_20_Emphasis"><text:span text:style-name="T42"/></text:span></text:p>
      <text:p text:style-name="P6"><text:span text:style-name="Strong_20_Emphasis"><text:span text:style-name="T42"/></text:span></text:p>
      <text:p text:style-name="P6"><text:span text:style-name="Strong_20_Emphasis"><text:span text:style-name="T30">32</text:span></text:span><text:span text:style-name="Strong_20_Emphasis"><text:span text:style-name="T29">.</text:span></text:span><text:span text:style-name="Strong_20_Emphasis"><text:span text:style-name="T40">实现一个函数</text:span></text:span><text:span text:style-name="Strong_20_Emphasis"><text:span text:style-name="T29">clone</text:span></text:span><text:span text:style-name="Strong_20_Emphasis"><text:span text:style-name="T40">，可以对</text:span></text:span><text:span text:style-name="Strong_20_Emphasis"><text:span text:style-name="T29">JavaScript</text:span></text:span><text:span text:style-name="Strong_20_Emphasis"><text:span text:style-name="T40">中的</text:span></text:span><text:span text:style-name="Strong_20_Emphasis"><text:span text:style-name="T29">5</text:span></text:span><text:span text:style-name="Strong_20_Emphasis"><text:span text:style-name="T40">种主要的数据类型（包括</text:span></text:span><text:span text:style-name="Strong_20_Emphasis"><text:span text:style-name="T29">Number</text:span></text:span><text:span text:style-name="Strong_20_Emphasis"><text:span text:style-name="T40">、</text:span></text:span><text:span text:style-name="Strong_20_Emphasis"><text:span text:style-name="T29">String</text:span></text:span><text:span text:style-name="Strong_20_Emphasis"><text:span text:style-name="T40">、 </text:span></text:span><text:span text:style-name="Strong_20_Emphasis"><text:span text:style-name="T29">Object</text:span></text:span><text:span text:style-name="Strong_20_Emphasis"><text:span text:style-name="T40">、</text:span></text:span><text:span text:style-name="Strong_20_Emphasis"><text:span text:style-name="T29">Array</text:span></text:span><text:span text:style-name="Strong_20_Emphasis"><text:span text:style-name="T40">、</text:span></text:span><text:span text:style-name="Strong_20_Emphasis"><text:span text:style-name="T29">Boolean</text:span></text:span><text:span text:style-name="Strong_20_Emphasis"><text:span text:style-name="T40">）进行值复制</text:span></text:span><text:span text:style-name="Strong_20_Emphasis"><text:span text:style-name="T42"> </text:span></text:span></text:p>
      <text:p text:style-name="P6"><text:span text:style-name="Strong_20_Emphasis"><text:span text:style-name="T42"/></text:span></text:p>
      <text:p text:style-name="P8"><text:span text:style-name="Strong_20_Emphasis"><text:span text:style-name="T44">function clone(total) {</text:span></text:span></text:p>
      <text:p text:style-name="P8"><text:span text:style-name="Strong_20_Emphasis"><text:span text:style-name="T44"><text:tab/>var res = null;</text:span></text:span></text:p>
      <text:p text:style-name="P8"><text:span text:style-name="Strong_20_Emphasis"><text:span text:style-name="T44"><text:tab/>var flag = function() {</text:span></text:span></text:p>
      <text:p text:style-name="P8"><text:span text:style-name="Strong_20_Emphasis"><text:span text:style-name="T44"><text:tab/><text:tab/>return typeof(total) != "object" || total === null;</text:span></text:span></text:p>
      <text:p text:style-name="P8"><text:soft-page-break/><text:span text:style-name="Strong_20_Emphasis"><text:span text:style-name="T44"><text:tab/>};</text:span></text:span></text:p>
      <text:p text:style-name="P8"><text:span text:style-name="Strong_20_Emphasis"><text:span text:style-name="T44"/></text:span></text:p>
      <text:p text:style-name="P8"><text:span text:style-name="Strong_20_Emphasis"><text:span text:style-name="T44"><text:tab/>// 是不是简单类型</text:span></text:span></text:p>
      <text:p text:style-name="P8"><text:span text:style-name="Strong_20_Emphasis"><text:span text:style-name="T44"><text:tab/>if (flag(total)) {</text:span></text:span></text:p>
      <text:p text:style-name="P8"><text:span text:style-name="Strong_20_Emphasis"><text:span text:style-name="T44"><text:tab/><text:tab/>return total;</text:span></text:span></text:p>
      <text:p text:style-name="P8"><text:span text:style-name="Strong_20_Emphasis"><text:span text:style-name="T44"><text:tab/>}</text:span></text:span></text:p>
      <text:p text:style-name="P8"><text:span text:style-name="Strong_20_Emphasis"><text:span text:style-name="T44"/></text:span></text:p>
      <text:p text:style-name="P8"><text:span text:style-name="Strong_20_Emphasis"><text:span text:style-name="T44"><text:tab/>// 引用类型区分对象/数组</text:span></text:span></text:p>
      <text:p text:style-name="P8"><text:span text:style-name="Strong_20_Emphasis"><text:span text:style-name="T44"><text:tab/>if (total instanceof Object) {</text:span></text:span></text:p>
      <text:p text:style-name="P8"><text:span text:style-name="Strong_20_Emphasis"><text:span text:style-name="T44"><text:tab/><text:tab/>res = {};</text:span></text:span></text:p>
      <text:p text:style-name="P8"><text:span text:style-name="Strong_20_Emphasis"><text:span text:style-name="T44"><text:tab/><text:tab/>for (var i in total) {</text:span></text:span></text:p>
      <text:p text:style-name="P8"><text:span text:style-name="Strong_20_Emphasis"><text:span text:style-name="T44"><text:tab/><text:tab/><text:tab/>if (flag(total[i])) {</text:span></text:span></text:p>
      <text:p text:style-name="P8"><text:span text:style-name="Strong_20_Emphasis"><text:span text:style-name="T44"><text:tab/><text:tab/><text:tab/><text:tab/>return arguments.callee(total[i]);</text:span></text:span></text:p>
      <text:p text:style-name="P8"><text:span text:style-name="Strong_20_Emphasis"><text:span text:style-name="T44"><text:tab/><text:tab/><text:tab/>} else {</text:span></text:span></text:p>
      <text:p text:style-name="P8"><text:span text:style-name="Strong_20_Emphasis"><text:span text:style-name="T44"><text:tab/><text:tab/><text:tab/><text:tab/>res[i] = total[i];</text:span></text:span></text:p>
      <text:p text:style-name="P8"><text:span text:style-name="Strong_20_Emphasis"><text:span text:style-name="T44"><text:tab/><text:tab/><text:tab/>}</text:span></text:span></text:p>
      <text:p text:style-name="P8"><text:span text:style-name="Strong_20_Emphasis"><text:span text:style-name="T44"><text:tab/><text:tab/>}</text:span></text:span></text:p>
      <text:p text:style-name="P8"><text:span text:style-name="Strong_20_Emphasis"><text:span text:style-name="T44"><text:tab/>} else if (total instanceof Array) {</text:span></text:span></text:p>
      <text:p text:style-name="P8"><text:span text:style-name="Strong_20_Emphasis"><text:span text:style-name="T44"><text:tab/><text:tab/>res = [];</text:span></text:span></text:p>
      <text:p text:style-name="P8"><text:span text:style-name="Strong_20_Emphasis"><text:span text:style-name="T44"><text:tab/><text:tab/>for (var j = 0; j &lt; total.length; j++) {</text:span></text:span></text:p>
      <text:p text:style-name="P8"><text:span text:style-name="Strong_20_Emphasis"><text:span text:style-name="T44"><text:tab/><text:tab/><text:tab/>if (flag(total[j])) {</text:span></text:span></text:p>
      <text:p text:style-name="P8"><text:span text:style-name="Strong_20_Emphasis"><text:span text:style-name="T44"><text:tab/><text:tab/><text:tab/><text:tab/>return arguments.callee(total[j]);</text:span></text:span></text:p>
      <text:p text:style-name="P8"><text:span text:style-name="Strong_20_Emphasis"><text:span text:style-name="T44"><text:tab/><text:tab/><text:tab/>} else {</text:span></text:span></text:p>
      <text:p text:style-name="P8"><text:span text:style-name="Strong_20_Emphasis"><text:span text:style-name="T44"><text:tab/><text:tab/><text:tab/><text:tab/>res[j] = total[j];</text:span></text:span></text:p>
      <text:p text:style-name="P8"><text:span text:style-name="Strong_20_Emphasis"><text:span text:style-name="T44"><text:tab/><text:tab/><text:tab/>}</text:span></text:span></text:p>
      <text:p text:style-name="P8"><text:span text:style-name="Strong_20_Emphasis"><text:span text:style-name="T44"><text:tab/><text:tab/>}</text:span></text:span></text:p>
      <text:p text:style-name="P8"><text:span text:style-name="Strong_20_Emphasis"><text:span text:style-name="T44"><text:tab/>}</text:span></text:span></text:p>
      <text:p text:style-name="P8"><text:span text:style-name="Strong_20_Emphasis"><text:span text:style-name="T44"><text:tab/>return res;</text:span></text:span></text:p>
      <text:p text:style-name="P8"><text:span text:style-name="Strong_20_Emphasis"><text:span text:style-name="T44">}</text:span></text:span></text:p>
      <text:p text:style-name="P8"><text:span text:style-name="Strong_20_Emphasis"><text:span text:style-name="T44"/></text:span></text:p>
      <text:p text:style-name="P21"><text:span text:style-name="Strong_20_Emphasis"><text:span text:style-name="T64">33.什么是跨域，解释一下跨域</text:span></text:span></text:p>
      <text:p text:style-name="P21"><text:span text:style-name="Strong_20_Emphasis"><text:span text:style-name="T53">一个域名组成由：</text:span></text:span></text:p>
      <text:list xml:id="list8096608802812197950" text:style-name="L5">
        <text:list-item>
          <text:p text:style-name="P50"><text:span text:style-name="Strong_20_Emphasis"><text:span text:style-name="T53">协议（http://）</text:span></text:span></text:p>
        </text:list-item>
        <text:list-item>
          <text:p text:style-name="P50"><text:span text:style-name="Strong_20_Emphasis"><text:span text:style-name="T53">子域名（www）</text:span></text:span></text:p>
        </text:list-item>
        <text:list-item>
          <text:p text:style-name="P50"><text:span text:style-name="Strong_20_Emphasis"><text:span text:style-name="T53">主域名(baidu.com)</text:span></text:span></text:p>
        </text:list-item>
        <text:list-item>
          <text:p text:style-name="P50"><text:span text:style-name="Strong_20_Emphasis"><text:span text:style-name="T53">端口号(8080)</text:span></text:span></text:p>
        </text:list-item>
        <text:list-item>
          <text:p text:style-name="P50"><text:span text:style-name="Strong_20_Emphasis"><text:span text:style-name="T53">请求资源地址(main/jq.js)</text:span></text:span></text:p>
        </text:list-item>
      </text:list>
      <text:p text:style-name="P21"><text:span text:style-name="Strong_20_Emphasis"><text:span text:style-name="T53">当协议，子域名，主域名，端口号中任意一个不相同时，都算作不同域，需要进行跨域调用</text:span></text:span><text:span text:style-name="Strong_20_Emphasis"><text:span text:style-name="T54">（jsonp）</text:span></text:span><text:span text:style-name="Strong_20_Emphasis"><text:span text:style-name="T53">。</text:span></text:span></text:p>
      <text:p text:style-name="P21"><text:span text:style-name="Strong_20_Emphasis"><text:span text:style-name="T53"/></text:span></text:p>
      <text:p text:style-name="P13"><text:span text:style-name="Strong_20_Emphasis"><text:span text:style-name="T15">1. </text:span></text:span><text:span text:style-name="Strong_20_Emphasis"><text:span text:style-name="T8">什么是 </text:span></text:span><text:span text:style-name="Strong_20_Emphasis"><text:span text:style-name="T15">repaint</text:span></text:span><text:span text:style-name="Strong_20_Emphasis"><text:span text:style-name="T18">(重绘)</text:span></text:span><text:span text:style-name="Strong_20_Emphasis"><text:span text:style-name="T15"> </text:span></text:span><text:span text:style-name="Strong_20_Emphasis"><text:span text:style-name="T8">和 </text:span></text:span><text:span text:style-name="Strong_20_Emphasis"><text:span text:style-name="T15">reflow</text:span></text:span><text:span text:style-name="Strong_20_Emphasis"><text:span text:style-name="T18">(重排)</text:span></text:span><text:span text:style-name="Strong_20_Emphasis"><text:span text:style-name="T8">？</text:span></text:span></text:p>
      <text:p text:style-name="P3"><text:span text:style-name="Strong_20_Emphasis"><text:span text:style-name="T10">一个页面由两部分组成：</text:span></text:span></text:p>
      <text:list xml:id="list6394950929885527136" text:style-name="L6">
        <text:list-item>
          <text:p text:style-name="P44"><text:span text:style-name="Strong_20_Emphasis"><text:span text:style-name="T19">DOM</text:span></text:span><text:span text:style-name="Strong_20_Emphasis"><text:span text:style-name="T10">：描述该页面的结构</text:span></text:span></text:p>
        </text:list-item>
        <text:list-item>
          <text:p text:style-name="P44"><text:span text:style-name="Strong_20_Emphasis"><text:span text:style-name="T19">render</text:span></text:span><text:span text:style-name="Strong_20_Emphasis"><text:span text:style-name="T10">：描述 </text:span></text:span><text:span text:style-name="Strong_20_Emphasis"><text:span text:style-name="T19">DOM </text:span></text:span><text:span text:style-name="Strong_20_Emphasis"><text:span text:style-name="T10">节点 </text:span></text:span><text:span text:style-name="Strong_20_Emphasis"><text:span text:style-name="T19">(nodes) </text:span></text:span><text:span text:style-name="Strong_20_Emphasis"><text:span text:style-name="T10">在页面上如何呈现</text:span></text:span></text:p>
        </text:list-item>
      </text:list>
      <text:p text:style-name="P3"><text:span text:style-name="Strong_20_Emphasis"><text:span text:style-name="T10"/></text:span></text:p>
      <text:p text:style-name="P41"><text:span text:style-name="T95"><text:s text:c="8"/>当 </text:span><text:span text:style-name="T93">DOM </text:span><text:span text:style-name="T95">元素的属性发生变化 </text:span><text:span text:style-name="T93">(</text:span><text:span text:style-name="T95">如 </text:span><text:span text:style-name="T93">color) </text:span><text:span text:style-name="T95">时</text:span><text:span text:style-name="T93">, </text:span><text:span text:style-name="T95">浏览器会通知 </text:span><text:span text:style-name="T93">render </text:span><text:span text:style-name="T95">重新描绘相应的元素</text:span><text:span text:style-name="T93">, </text:span><text:span text:style-name="T95">此过程称为 </text:span><text:span text:style-name="T93">repaint</text:span><text:span text:style-name="T95">。</text:span></text:p>
      <text:p text:style-name="P41"><text:soft-page-break/><text:span text:style-name="T95"><text:s text:c="7"/>如果该次变化涉及元素布局 </text:span><text:span text:style-name="T93">(</text:span><text:span text:style-name="T95">如 </text:span><text:span text:style-name="T93">width), </text:span><text:span text:style-name="T95">浏览器则抛弃原有属性</text:span><text:span text:style-name="T93">, </text:span><text:span text:style-name="T95">重新计算并把结果传递给 </text:span><text:span text:style-name="T93">render </text:span><text:span text:style-name="T95">以重新描绘页面元素</text:span><text:span text:style-name="T93">, </text:span><text:span text:style-name="T95">此过程称为 </text:span><text:span text:style-name="T93">reflow</text:span><text:span text:style-name="T95">。</text:span></text:p>
      <text:p text:style-name="P41"><text:span text:style-name="T95"><text:s text:c="7"/>这两个过程是很耗费浏览器性能的</text:span><text:span text:style-name="T93">, </text:span><text:span text:style-name="T95">从 </text:span><text:span text:style-name="T93">IE </text:span><text:span text:style-name="T95">系列和 </text:span><text:span text:style-name="T93">Chrome </text:span><text:span text:style-name="T95">渲染页面速度上的差距即可看出渲染引擎计算对应值和呈现并不一定高效</text:span><text:span text:style-name="T93">, </text:span><text:span text:style-name="T95">而每次对元素的操作都会发生 </text:span><text:span text:style-name="T93">repaints </text:span><text:span text:style-name="T95">或 </text:span><text:span text:style-name="T93">reflow, </text:span><text:span text:style-name="T95">因此编写 </text:span><text:span text:style-name="T93">DOM </text:span><text:span text:style-name="T95">交互时如果不注意就会导致页面性能低下</text:span><text:span text:style-name="T94">。</text:span></text:p>
      <text:p text:style-name="P13"><text:span text:style-name="Strong_20_Emphasis"><text:span text:style-name="T65"/></text:span></text:p>
      <text:p text:style-name="P13"><text:span text:style-name="Strong_20_Emphasis"><text:span text:style-name="T12">2. </text:span></text:span><text:span text:style-name="Strong_20_Emphasis"><text:span text:style-name="T8">什么情况下会触发浏览器的</text:span></text:span><text:span text:style-name="Strong_20_Emphasis"><text:span text:style-name="T15">repaint/reflow?</text:span></text:span></text:p>
      <text:p text:style-name="P13"><text:span text:style-name="Strong_20_Emphasis"><text:span text:style-name="T14">引用</text:span></text:span><text:span text:style-name="Strong_20_Emphasis"><text:span text:style-name="T21">:</text:span></text:span><text:span text:style-name="Strong_20_Emphasis"><text:span text:style-name="T65"><text:line-break/></text:span></text:span><text:span text:style-name="Strong_20_Emphasis"><text:span text:style-name="T21">1. DOM</text:span></text:span><text:span text:style-name="Strong_20_Emphasis"><text:span text:style-name="T14">元素的添加、修改（内容）、删除</text:span></text:span><text:span text:style-name="Strong_20_Emphasis"><text:span text:style-name="T21">( Reflow + Repaint)</text:span></text:span><text:span text:style-name="Strong_20_Emphasis"><text:span text:style-name="T65"><text:line-break/></text:span></text:span><text:span text:style-name="Strong_20_Emphasis"><text:span text:style-name="T21">2. </text:span></text:span><text:span text:style-name="Strong_20_Emphasis"><text:span text:style-name="T14">仅修改</text:span></text:span><text:span text:style-name="Strong_20_Emphasis"><text:span text:style-name="T21">DOM</text:span></text:span><text:span text:style-name="Strong_20_Emphasis"><text:span text:style-name="T14">元素的字体颜色（只有</text:span></text:span><text:span text:style-name="Strong_20_Emphasis"><text:span text:style-name="T21">Repaint</text:span></text:span><text:span text:style-name="Strong_20_Emphasis"><text:span text:style-name="T14">，因为不需要调整布局）</text:span></text:span><text:span text:style-name="Strong_20_Emphasis"><text:span text:style-name="T65"><text:line-break/></text:span></text:span><text:span text:style-name="Strong_20_Emphasis"><text:span text:style-name="T21">3. </text:span></text:span><text:span text:style-name="Strong_20_Emphasis"><text:span text:style-name="T14">应用新的样式或者修改任何影响元素外观的属性</text:span></text:span><text:span text:style-name="Strong_20_Emphasis"><text:span text:style-name="T65"><text:line-break/></text:span></text:span><text:span text:style-name="Strong_20_Emphasis"><text:span text:style-name="T21">4. Resize</text:span></text:span><text:span text:style-name="Strong_20_Emphasis"><text:span text:style-name="T14">浏览器窗口、滚动页面</text:span></text:span><text:span text:style-name="Strong_20_Emphasis"><text:span text:style-name="T65"><text:line-break/></text:span></text:span><text:span text:style-name="Strong_20_Emphasis"><text:span text:style-name="T21">5. </text:span></text:span><text:span text:style-name="Strong_20_Emphasis"><text:span text:style-name="T14">读取元素的某些属性（</text:span></text:span><text:span text:style-name="Strong_20_Emphasis"><text:span text:style-name="T21">offsetLeft</text:span></text:span><text:span text:style-name="Strong_20_Emphasis"><text:span text:style-name="T14">、</text:span></text:span><text:span text:style-name="Strong_20_Emphasis"><text:span text:style-name="T21">offsetTop</text:span></text:span><text:span text:style-name="Strong_20_Emphasis"><text:span text:style-name="T14">、</text:span></text:span><text:span text:style-name="Strong_20_Emphasis"><text:span text:style-name="T21">offsetHeight</text:span></text:span><text:span text:style-name="Strong_20_Emphasis"><text:span text:style-name="T14">、</text:span></text:span><text:span text:style-name="Strong_20_Emphasis"><text:span text:style-name="T21">offsetWidth</text:span></text:span><text:span text:style-name="Strong_20_Emphasis"><text:span text:style-name="T14">、 </text:span></text:span><text:span text:style-name="Strong_20_Emphasis"><text:span text:style-name="T21">scrollTop/Left/Width/Height</text:span></text:span><text:span text:style-name="Strong_20_Emphasis"><text:span text:style-name="T14">、</text:span></text:span><text:span text:style-name="Strong_20_Emphasis"><text:span text:style-name="T21">clientTop/Left/Width/Height</text:span></text:span><text:span text:style-name="Strong_20_Emphasis"><text:span text:style-name="T14">、 </text:span></text:span><text:span text:style-name="Strong_20_Emphasis"><text:span text:style-name="T21">getComputedStyle()</text:span></text:span><text:span text:style-name="Strong_20_Emphasis"><text:span text:style-name="T14">、</text:span></text:span><text:span text:style-name="Strong_20_Emphasis"><text:span text:style-name="T21">currentStyle(in IE))</text:span></text:span><text:span text:style-name="Strong_20_Emphasis"><text:span text:style-name="T65"> </text:span></text:span></text:p>
      <text:p text:style-name="P13"><text:span text:style-name="Strong_20_Emphasis"><text:span text:style-name="T65"/></text:span></text:p>
      <text:p text:style-name="P14"><text:span text:style-name="Strong_20_Emphasis"><text:span text:style-name="T66">3.优化方式</text:span></text:span></text:p>
      <text:p text:style-name="P14"><text:span text:style-name="Strong_20_Emphasis"><text:span text:style-name="T20">1. </text:span></text:span><text:span text:style-name="Strong_20_Emphasis"><text:span text:style-name="T11">避免在</text:span></text:span><text:span text:style-name="Strong_20_Emphasis"><text:span text:style-name="T20">document</text:span></text:span><text:span text:style-name="Strong_20_Emphasis"><text:span text:style-name="T11">上直接进行频繁的</text:span></text:span><text:span text:style-name="Strong_20_Emphasis"><text:span text:style-name="T20">DOM</text:span></text:span><text:span text:style-name="Strong_20_Emphasis"><text:span text:style-name="T11">操作，如果确实需要可以采用</text:span></text:span><text:span text:style-name="Strong_20_Emphasis"><text:span text:style-name="T20">off-document</text:span></text:span><text:span text:style-name="Strong_20_Emphasis"><text:span text:style-name="T11">的方式进行，具体的方法包括但不完全包括以下几种：</text:span></text:span></text:p>
      <text:p text:style-name="P14"><text:span text:style-name="Strong_20_Emphasis"><text:span text:style-name="T66"><text:s/></text:span></text:span><text:span text:style-name="Strong_20_Emphasis"><text:span text:style-name="T11">引用</text:span></text:span><text:span text:style-name="Strong_20_Emphasis"><text:span text:style-name="T20">:</text:span></text:span><text:span text:style-name="Strong_20_Emphasis"><text:span text:style-name="T66"><text:line-break/></text:span></text:span><text:span text:style-name="Strong_20_Emphasis"><text:span text:style-name="T20">1. </text:span></text:span><text:span text:style-name="Strong_20_Emphasis"><text:span text:style-name="T11">先将元素从</text:span></text:span><text:span text:style-name="Strong_20_Emphasis"><text:span text:style-name="T20">document</text:span></text:span><text:span text:style-name="Strong_20_Emphasis"><text:span text:style-name="T11">中删除，完成修改后再把元素放回原来的位置</text:span></text:span><text:span text:style-name="Strong_20_Emphasis"><text:span text:style-name="T66"><text:line-break/></text:span></text:span><text:span text:style-name="Strong_20_Emphasis"><text:span text:style-name="T20">2. </text:span></text:span><text:span text:style-name="Strong_20_Emphasis"><text:span text:style-name="T11">将元素的</text:span></text:span><text:span text:style-name="Strong_20_Emphasis"><text:span text:style-name="T20">display</text:span></text:span><text:span text:style-name="Strong_20_Emphasis"><text:span text:style-name="T11">设置为”</text:span></text:span><text:span text:style-name="Strong_20_Emphasis"><text:span text:style-name="T20">none”</text:span></text:span><text:span text:style-name="Strong_20_Emphasis"><text:span text:style-name="T11">，完成修改后再把</text:span></text:span><text:span text:style-name="Strong_20_Emphasis"><text:span text:style-name="T20">display</text:span></text:span><text:span text:style-name="Strong_20_Emphasis"><text:span text:style-name="T11">修改为原来的值</text:span></text:span><text:span text:style-name="Strong_20_Emphasis"><text:span text:style-name="T66"><text:line-break/></text:span></text:span><text:span text:style-name="Strong_20_Emphasis"><text:span text:style-name="T20">3. </text:span></text:span><text:span text:style-name="Strong_20_Emphasis"><text:span text:style-name="T11">如果需要创建多个</text:span></text:span><text:span text:style-name="Strong_20_Emphasis"><text:span text:style-name="T20">DOM</text:span></text:span><text:span text:style-name="Strong_20_Emphasis"><text:span text:style-name="T11">节点，可以使用</text:span></text:span><text:span text:style-name="Strong_20_Emphasis"><text:span text:style-name="T20">DocumentFragment</text:span></text:span><text:span text:style-name="Strong_20_Emphasis"><text:span text:style-name="T11">创建完后一次性的加入</text:span></text:span><text:span text:style-name="Strong_20_Emphasis"><text:span text:style-name="T20">document</text:span></text:span><text:span text:style-name="Strong_20_Emphasis"><text:span text:style-name="T66"> </text:span></text:span></text:p>
      <text:p text:style-name="P14"><text:span text:style-name="Strong_20_Emphasis"><text:span text:style-name="T66"/></text:span></text:p>
      <text:p text:style-name="P14"><text:span text:style-name="Strong_20_Emphasis"><text:span text:style-name="T16">2. </text:span></text:span><text:span text:style-name="Strong_20_Emphasis"><text:span text:style-name="T9">集中修改样式</text:span></text:span></text:p>
      <text:p text:style-name="P14"><text:span text:style-name="Strong_20_Emphasis"><text:span text:style-name="T11">引用</text:span></text:span><text:span text:style-name="Strong_20_Emphasis"><text:span text:style-name="T20">:</text:span></text:span><text:span text:style-name="Strong_20_Emphasis"><text:span text:style-name="T66"><text:line-break/></text:span></text:span><text:span text:style-name="Strong_20_Emphasis"><text:span text:style-name="T13"> <text:s text:c="5"/></text:span></text:span><text:span text:style-name="Strong_20_Emphasis"><text:span text:style-name="T20">1. </text:span></text:span><text:span text:style-name="Strong_20_Emphasis"><text:span text:style-name="T11">尽可能少的修改元素</text:span></text:span><text:span text:style-name="Strong_20_Emphasis"><text:span text:style-name="T20">style</text:span></text:span><text:span text:style-name="Strong_20_Emphasis"><text:span text:style-name="T11">上的属性</text:span></text:span><text:span text:style-name="Strong_20_Emphasis"><text:span text:style-name="T66"><text:line-break/></text:span></text:span><text:span text:style-name="Strong_20_Emphasis"><text:span text:style-name="T13"> <text:s text:c="5"/></text:span></text:span><text:span text:style-name="Strong_20_Emphasis"><text:span text:style-name="T20">2. </text:span></text:span><text:span text:style-name="Strong_20_Emphasis"><text:span text:style-name="T11">尽量通过修改</text:span></text:span><text:span text:style-name="Strong_20_Emphasis"><text:span text:style-name="T20">className</text:span></text:span><text:span text:style-name="Strong_20_Emphasis"><text:span text:style-name="T11">来修改样式</text:span></text:span><text:span text:style-name="Strong_20_Emphasis"><text:span text:style-name="T66"><text:line-break/></text:span></text:span><text:span text:style-name="Strong_20_Emphasis"><text:span text:style-name="T13"> <text:s text:c="5"/></text:span></text:span><text:span text:style-name="Strong_20_Emphasis"><text:span text:style-name="T20">3. </text:span></text:span><text:span text:style-name="Strong_20_Emphasis"><text:span text:style-name="T11">通过</text:span></text:span><text:span text:style-name="Strong_20_Emphasis"><text:span text:style-name="T20">cssText</text:span></text:span><text:span text:style-name="Strong_20_Emphasis"><text:span text:style-name="T11">属性来设置样式值</text:span></text:span><text:span text:style-name="Strong_20_Emphasis"><text:span text:style-name="T66"> </text:span></text:span></text:p>
      <text:p text:style-name="P14"><text:span text:style-name="Strong_20_Emphasis"><text:span text:style-name="T66"/></text:span></text:p>
      <text:p text:style-name="P14"><text:span text:style-name="Strong_20_Emphasis"><text:span text:style-name="T16">3. </text:span></text:span><text:span text:style-name="Strong_20_Emphasis"><text:span text:style-name="T9">缓存</text:span></text:span><text:span text:style-name="Strong_20_Emphasis"><text:span text:style-name="T16">Layout</text:span></text:span><text:span text:style-name="Strong_20_Emphasis"><text:span text:style-name="T17">(布局)</text:span></text:span><text:span text:style-name="Strong_20_Emphasis"><text:span text:style-name="T9">属性值</text:span></text:span></text:p>
      <text:p text:style-name="P14"><text:span text:style-name="Strong_20_Emphasis"><text:span text:style-name="T11">引用</text:span></text:span><text:span text:style-name="Strong_20_Emphasis"><text:span text:style-name="T20">:</text:span></text:span><text:span text:style-name="Strong_20_Emphasis"><text:span text:style-name="T66"><text:line-break/></text:span></text:span><text:span text:style-name="Strong_20_Emphasis"><text:span text:style-name="T13"> <text:s text:c="5"/></text:span></text:span><text:span text:style-name="Strong_20_Emphasis"><text:span text:style-name="T11">对于</text:span></text:span><text:span text:style-name="Strong_20_Emphasis"><text:span text:style-name="T20">Layout</text:span></text:span><text:span text:style-name="Strong_20_Emphasis"><text:span text:style-name="T11">属性中非引用类型的值（数字型），如果需要多次访问则可以在一次访问时先存储到局部变量中，之后都使用局部变量，这样可以避免每次读取属性时造成浏览器的渲染。</text:span></text:span><text:span text:style-name="Strong_20_Emphasis"><text:span text:style-name="T66"> </text:span></text:span></text:p>
      <text:p text:style-name="P14"><text:span text:style-name="Strong_20_Emphasis"><text:span text:style-name="T66"/></text:span></text:p>
      <text:p text:style-name="P14"><text:span text:style-name="Strong_20_Emphasis"><text:span text:style-name="T16">4. </text:span></text:span><text:span text:style-name="Strong_20_Emphasis"><text:span text:style-name="T9">设置元素的</text:span></text:span><text:span text:style-name="Strong_20_Emphasis"><text:span text:style-name="T16">position</text:span></text:span><text:span text:style-name="Strong_20_Emphasis"><text:span text:style-name="T9">为</text:span></text:span><text:span text:style-name="Strong_20_Emphasis"><text:span text:style-name="T16">absolute</text:span></text:span><text:span text:style-name="Strong_20_Emphasis"><text:span text:style-name="T9">或</text:span></text:span><text:span text:style-name="Strong_20_Emphasis"><text:span text:style-name="T16">fixed</text:span></text:span></text:p>
      <text:p text:style-name="P14"><text:span text:style-name="Strong_20_Emphasis"><text:span text:style-name="T11">引用</text:span></text:span><text:span text:style-name="Strong_20_Emphasis"><text:span text:style-name="T20">:</text:span></text:span><text:span text:style-name="Strong_20_Emphasis"><text:span text:style-name="T66"><text:line-break/></text:span></text:span><text:span text:style-name="Strong_20_Emphasis"><text:span text:style-name="T13"> <text:s text:c="7"/></text:span></text:span><text:span text:style-name="Strong_20_Emphasis"><text:span text:style-name="T11">在元素的</text:span></text:span><text:span text:style-name="Strong_20_Emphasis"><text:span text:style-name="T20">position</text:span></text:span><text:span text:style-name="Strong_20_Emphasis"><text:span text:style-name="T11">为</text:span></text:span><text:span text:style-name="Strong_20_Emphasis"><text:span text:style-name="T20">static</text:span></text:span><text:span text:style-name="Strong_20_Emphasis"><text:span text:style-name="T11">和</text:span></text:span><text:span text:style-name="Strong_20_Emphasis"><text:span text:style-name="T20">relative</text:span></text:span><text:span text:style-name="Strong_20_Emphasis"><text:span text:style-name="T11">时，元素处于</text:span></text:span><text:span text:style-name="Strong_20_Emphasis"><text:span text:style-name="T20">DOM</text:span></text:span><text:span text:style-name="Strong_20_Emphasis"><text:span text:style-name="T11">树结构当中，当对元素的某个操作需要重新渲染时，浏览器会渲染整个页 面。将元素的</text:span></text:span><text:span text:style-name="Strong_20_Emphasis"><text:span text:style-name="T20">position</text:span></text:span><text:span text:style-name="Strong_20_Emphasis"><text:span text:style-name="T11">设置为</text:span></text:span><text:span text:style-name="Strong_20_Emphasis"><text:span text:style-name="T20">absolute</text:span></text:span><text:span text:style-name="Strong_20_Emphasis"><text:span text:style-name="T11">和</text:span></text:span><text:span text:style-name="Strong_20_Emphasis"><text:span text:style-name="T20">fixed</text:span></text:span><text:span text:style-name="Strong_20_Emphasis"><text:span text:style-name="T11">可以使元素从</text:span></text:span><text:span text:style-name="Strong_20_Emphasis"><text:span text:style-name="T20">DOM</text:span></text:span><text:span text:style-name="Strong_20_Emphasis"><text:span text:style-name="T11">树结构中脱离出来独立的存在，而浏览器在需要渲染时只需要渲染该元素 以及位于该元素下方的元素，从而在某种程度上缩短浏览器渲染时间，这在当今越来越多的</text:span></text:span><text:span text:style-name="Strong_20_Emphasis"><text:span text:style-name="T20">Javascript</text:span></text:span><text:span text:style-name="Strong_20_Emphasis"><text:span text:style-name="T11">动画方面尤其值得考虑。</text:span></text:span><text:span text:style-name="Strong_20_Emphasis"><text:span text:style-name="T66"> </text:span></text:span></text:p>
      <text:p text:style-name="P14"><text:span text:style-name="Strong_20_Emphasis"><text:span text:style-name="T16">5. </text:span></text:span><text:span text:style-name="Strong_20_Emphasis"><text:span text:style-name="T9">权衡速度的平滑</text:span></text:span></text:p>
      <text:p text:style-name="P14"><text:span text:style-name="Strong_20_Emphasis"><text:span text:style-name="T11">引用</text:span></text:span><text:span text:style-name="Strong_20_Emphasis"><text:span text:style-name="T20">:</text:span></text:span><text:span text:style-name="Strong_20_Emphasis"><text:span text:style-name="T66"><text:line-break/></text:span></text:span><text:span text:style-name="Strong_20_Emphasis"><text:span text:style-name="T13"> <text:s text:c="7"/></text:span></text:span><text:span text:style-name="Strong_20_Emphasis"><text:span text:style-name="T11">比如实现一个动画，以</text:span></text:span><text:span text:style-name="Strong_20_Emphasis"><text:span text:style-name="T20">1</text:span></text:span><text:span text:style-name="Strong_20_Emphasis"><text:span text:style-name="T11">个像素为单位移动这样最平滑，但</text:span></text:span><text:span text:style-name="Strong_20_Emphasis"><text:span text:style-name="T20">reflow</text:span></text:span><text:span text:style-name="Strong_20_Emphasis"><text:span text:style-name="T11">就会过于频繁，</text:span></text:span><text:span text:style-name="Strong_20_Emphasis"><text:span text:style-name="T20">CPU</text:span></text:span><text:span text:style-name="Strong_20_Emphasis"><text:span text:style-name="T11">很快就会被完全占用。如果以</text:span></text:span><text:span text:style-name="Strong_20_Emphasis"><text:span text:style-name="T20">3</text:span></text:span><text:span text:style-name="Strong_20_Emphasis"><text:span text:style-name="T11">个像素为单位移动就会好很多。</text:span></text:span><text:span text:style-name="Strong_20_Emphasis"><text:span text:style-name="T66"> </text:span></text:span></text:p>
      <text:p text:style-name="P14"><text:span text:style-name="Strong_20_Emphasis"><text:span text:style-name="T16">6. </text:span></text:span><text:span text:style-name="Strong_20_Emphasis"><text:span text:style-name="T9">不要用</text:span></text:span><text:span text:style-name="Strong_20_Emphasis"><text:span text:style-name="T16">tables</text:span></text:span><text:span text:style-name="Strong_20_Emphasis"><text:span text:style-name="T9">布局</text:span></text:span></text:p>
      <text:p text:style-name="P14"><text:soft-page-break/><text:span text:style-name="Strong_20_Emphasis"><text:span text:style-name="T11">引用</text:span></text:span><text:span text:style-name="Strong_20_Emphasis"><text:span text:style-name="T20">:</text:span></text:span><text:span text:style-name="Strong_20_Emphasis"><text:span text:style-name="T66"><text:line-break/></text:span></text:span><text:span text:style-name="Strong_20_Emphasis"><text:span text:style-name="T13"> <text:s text:c="6"/></text:span></text:span><text:span text:style-name="Strong_20_Emphasis"><text:span text:style-name="T11">不要用</text:span></text:span><text:span text:style-name="Strong_20_Emphasis"><text:span text:style-name="T20">tables</text:span></text:span><text:span text:style-name="Strong_20_Emphasis"><text:span text:style-name="T11">布局的另一个原因就是</text:span></text:span><text:span text:style-name="Strong_20_Emphasis"><text:span text:style-name="T20">tables</text:span></text:span><text:span text:style-name="Strong_20_Emphasis"><text:span text:style-name="T11">中某个元素一旦触发</text:span></text:span><text:span text:style-name="Strong_20_Emphasis"><text:span text:style-name="T20">reflow</text:span></text:span><text:span text:style-name="Strong_20_Emphasis"><text:span text:style-name="T11">就会导致</text:span></text:span><text:span text:style-name="Strong_20_Emphasis"><text:span text:style-name="T20">table</text:span></text:span><text:span text:style-name="Strong_20_Emphasis"><text:span text:style-name="T11">里所有的其它元素 </text:span></text:span><text:span text:style-name="Strong_20_Emphasis"><text:span text:style-name="T20">reflow</text:span></text:span><text:span text:style-name="Strong_20_Emphasis"><text:span text:style-name="T11">。在适合用</text:span></text:span><text:span text:style-name="Strong_20_Emphasis"><text:span text:style-name="T20">table</text:span></text:span><text:span text:style-name="Strong_20_Emphasis"><text:span text:style-name="T11">的场合，可以设置</text:span></text:span><text:span text:style-name="Strong_20_Emphasis"><text:span text:style-name="T20">table-layout</text:span></text:span><text:span text:style-name="Strong_20_Emphasis"><text:span text:style-name="T11">为</text:span></text:span><text:span text:style-name="Strong_20_Emphasis"><text:span text:style-name="T20">auto</text:span></text:span><text:span text:style-name="Strong_20_Emphasis"><text:span text:style-name="T11">或</text:span></text:span><text:span text:style-name="Strong_20_Emphasis"><text:span text:style-name="T20">fixed</text:span></text:span><text:span text:style-name="Strong_20_Emphasis"><text:span text:style-name="T11">，这样可以让</text:span></text:span><text:span text:style-name="Strong_20_Emphasis"><text:span text:style-name="T20">table</text:span></text:span><text:span text:style-name="Strong_20_Emphasis"><text:span text:style-name="T11">一行一行的渲染，这种做法也是为了限制</text:span></text:span><text:span text:style-name="Strong_20_Emphasis"><text:span text:style-name="T20">reflow</text:span></text:span><text:span text:style-name="Strong_20_Emphasis"><text:span text:style-name="T11">的影响范围</text:span></text:span><text:span text:style-name="Strong_20_Emphasis"><text:span text:style-name="T66"> </text:span></text:span></text:p>
      <text:p text:style-name="P14"><text:span text:style-name="Strong_20_Emphasis"><text:span text:style-name="T16">7. </text:span></text:span><text:span text:style-name="Strong_20_Emphasis"><text:span text:style-name="T9">不要在</text:span></text:span><text:span text:style-name="Strong_20_Emphasis"><text:span text:style-name="T16">css</text:span></text:span><text:span text:style-name="Strong_20_Emphasis"><text:span text:style-name="T9">里面写</text:span></text:span><text:span text:style-name="Strong_20_Emphasis"><text:span text:style-name="T16">expression</text:span></text:span></text:p>
      <text:p text:style-name="P14"><text:span text:style-name="Strong_20_Emphasis"><text:span text:style-name="T11">很多情况下都会触发</text:span></text:span><text:span text:style-name="Strong_20_Emphasis"><text:span text:style-name="T20">reflow</text:span></text:span><text:span text:style-name="Strong_20_Emphasis"><text:span text:style-name="T11">，如果</text:span></text:span><text:span text:style-name="Strong_20_Emphasis"><text:span text:style-name="T20">css</text:span></text:span><text:span text:style-name="Strong_20_Emphasis"><text:span text:style-name="T11">里有</text:span></text:span><text:span text:style-name="Strong_20_Emphasis"><text:span text:style-name="T20">expression</text:span></text:span><text:span text:style-name="Strong_20_Emphasis"><text:span text:style-name="T11">，每次都会重新计算一遍</text:span></text:span><text:span text:style-name="Strong_20_Emphasis"><text:span text:style-name="T66"> </text:span></text:span></text:p>
      <text:p text:style-name="P14"><text:span text:style-name="Strong_20_Emphasis"><text:span text:style-name="T66"/></text:span></text:p>
      <text:p text:style-name="P14"><text:span text:style-name="Strong_20_Emphasis"><text:span text:style-name="T66"/></text:span></text:p>
      <text:p text:style-name="P25"><text:span text:style-name="Strong_20_Emphasis"><text:span text:style-name="T69">BFC是什么</text:span></text:span><text:span text:style-name="Strong_20_Emphasis"><text:span text:style-name="T70">，用途。</text:span></text:span></text:p>
      <text:list xml:id="list8534217468115542877" text:style-name="L8">
        <text:list-item>
          <text:p text:style-name="P45"><text:span text:style-name="Strong_20_Emphasis"><text:span text:style-name="T83">BFC</text:span></text:span><text:span text:style-name="Strong_20_Emphasis"><text:span text:style-name="T72">为</text:span></text:span><text:span text:style-name="Strong_20_Emphasis"><text:span text:style-name="T83">"</text:span></text:span><text:span text:style-name="Strong_20_Emphasis"><text:span text:style-name="T72">块级格式化上下文</text:span></text:span><text:span text:style-name="Strong_20_Emphasis"><text:span text:style-name="T83">"</text:span></text:span><text:span text:style-name="Strong_20_Emphasis"><text:span text:style-name="T72">。它是一个独立的渲染区域， 它规定了内部的</text:span></text:span><text:span text:style-name="Strong_20_Emphasis"><text:span text:style-name="T83">Block-level Box</text:span></text:span><text:span text:style-name="Strong_20_Emphasis"><text:span text:style-name="T72">如何布局，并且与这个区域外部毫不相干</text:span></text:span><text:span text:style-name="Strong_20_Emphasis"><text:span text:style-name="T83">(</text:span></text:span><text:span text:style-name="Strong_20_Emphasis"><text:span text:style-name="T73">不会重叠或者受到浮动影响</text:span></text:span><text:span text:style-name="Strong_20_Emphasis"><text:span text:style-name="T83">)</text:span></text:span><text:span text:style-name="Strong_20_Emphasis"><text:span text:style-name="T72">。</text:span></text:span></text:p>
        </text:list-item>
        <text:list-item>
          <text:p text:style-name="P45"><text:span text:style-name="T74">通俗的讲：</text:span><text:span text:style-name="T82">BFC</text:span><text:span text:style-name="T74">元素特性表现原则就是，</text:span><text:span text:style-name="Strong_20_Emphasis"><text:span text:style-name="T75">内部子元素再怎么翻江倒海，翻云覆雨都不会影响外部的元素</text:span></text:span><text:span text:style-name="T74">。所以，避免</text:span><text:span text:style-name="T82">margin</text:span><text:span text:style-name="T74">穿透啊，清除浮动什么的也好理解了。</text:span></text:p>
        </text:list-item>
      </text:list>
      <text:p text:style-name="P25"><text:span text:style-name="Strong_20_Emphasis"><text:span text:style-name="T7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Georgia" svg:font-family="Georgia, serif"/>
    <style:font-face style:name="Simsun" svg:font-family="Simsun"/>
    <style:font-face style:name="Tahoma1" svg:font-family="Tahoma"/>
    <style:font-face style:name="Verdana" svg:font-family="Verdana, 'Courier New', Courier, mono"/>
    <style:font-face style:name="apple-system" svg:font-family="apple-system, BlinkMacSystemFont, 'Segoe UI', Helvetica, Arial, sans-serif, 'Apple Color Emoji', 'Segoe UI Emoji', 'Segoe UI Symbol'"/>
    <style:font-face style:name="verdana" svg:font-family="verdana, geneva"/>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新宋体" fo:font-family="新宋体" style:font-family-generic="modern" style:font-pitch="fixed" style:font-name-asian="新宋体" style:font-family-asian="新宋体" style:font-family-generic-asian="modern" style:font-pitch-asian="fixed" style:font-name-complex="新宋体" style:font-family-complex="新宋体"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29M24S</meta:editing-duration>
    <meta:editing-cycles>54</meta:editing-cycles>
    <meta:generator>LibreOffice/5.1.4.2$Windows_x86 LibreOffice_project/f99d75f39f1c57ebdd7ffc5f42867c12031db97a</meta:generator>
    <dc:date>2017-01-26T10:53:44.375000000</dc:date>
    <meta:document-statistic meta:table-count="0" meta:image-count="0" meta:object-count="0" meta:page-count="10" meta:paragraph-count="299" meta:word-count="3439" meta:character-count="8531" meta:non-whitespace-character-count="7275"/>
    <meta:user-defined meta:name="Info 1"/>
    <meta:user-defined meta:name="Info 2"/>
    <meta:user-defined meta:name="Info 3"/>
    <meta:user-defined meta:name="Info 4"/>
  </office:meta>
</office:document-meta>
</file>